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lationship_allegro" table:style-name="ta1">
        <table:shapes>
          <draw:frame draw:z-index="0" draw:style-name="gr1" draw:text-style-name="P1" svg:width="732.3pt" svg:height="371.2pt" svg:x="286.24pt" svg:y="17.32pt">
            <loext:p draw:notify-on-update-of-ranges="relationship_allegro.C2:relationship_allegro.C165 relationship_allegro.B2:relationship_allegro.B1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32.3pt" svg:height="371.2pt" svg:x="300.25pt" svg:y="534.64pt">
            <loext:p draw:notify-on-update-of-ranges="relationship_allegro.C2:relationship_allegro.C165 relationship_allegro.A2:relationship_allegro.A16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fingers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amplitude</text:p>
          </table:table-cell>
          <table:table-cell table:number-columns-repeated="4"/>
        </table:table-row>
        <table:table-row table:style-name="ro1">
          <table:table-cell office:value-type="float" office:value="-0.187842" calcext:value-type="float">
            <text:p>-0.187842</text:p>
          </table:table-cell>
          <table:table-cell office:value-type="float" office:value="-0.18543" calcext:value-type="float">
            <text:p>-0.18543</text:p>
          </table:table-cell>
          <table:table-cell office:value-type="float" office:value="0.201274" calcext:value-type="float">
            <text:p>0.201274</text:p>
          </table:table-cell>
          <table:table-cell table:number-columns-repeated="4"/>
        </table:table-row>
        <table:table-row table:style-name="ro1">
          <table:table-cell office:value-type="float" office:value="-0.179685" calcext:value-type="float">
            <text:p>-0.179685</text:p>
          </table:table-cell>
          <table:table-cell office:value-type="float" office:value="-0.181861" calcext:value-type="float">
            <text:p>-0.181861</text:p>
          </table:table-cell>
          <table:table-cell office:value-type="float" office:value="0.200385" calcext:value-type="float">
            <text:p>0.200385</text:p>
          </table:table-cell>
          <table:table-cell table:number-columns-repeated="4"/>
        </table:table-row>
        <table:table-row table:style-name="ro1">
          <table:table-cell office:value-type="float" office:value="-0.171527" calcext:value-type="float">
            <text:p>-0.171527</text:p>
          </table:table-cell>
          <table:table-cell office:value-type="float" office:value="-0.178291" calcext:value-type="float">
            <text:p>-0.178291</text:p>
          </table:table-cell>
          <table:table-cell office:value-type="float" office:value="0.199476" calcext:value-type="float">
            <text:p>0.199476</text:p>
          </table:table-cell>
          <table:table-cell table:number-columns-repeated="4"/>
        </table:table-row>
        <table:table-row table:style-name="ro1">
          <table:table-cell office:value-type="float" office:value="-0.16337" calcext:value-type="float">
            <text:p>-0.16337</text:p>
          </table:table-cell>
          <table:table-cell office:value-type="float" office:value="-0.174721" calcext:value-type="float">
            <text:p>-0.174721</text:p>
          </table:table-cell>
          <table:table-cell office:value-type="float" office:value="0.198557" calcext:value-type="float">
            <text:p>0.198557</text:p>
          </table:table-cell>
          <table:table-cell table:number-columns-repeated="4"/>
        </table:table-row>
        <table:table-row table:style-name="ro1">
          <table:table-cell office:value-type="float" office:value="-0.155212" calcext:value-type="float">
            <text:p>-0.155212</text:p>
          </table:table-cell>
          <table:table-cell office:value-type="float" office:value="-0.171152" calcext:value-type="float">
            <text:p>-0.171152</text:p>
          </table:table-cell>
          <table:table-cell office:value-type="float" office:value="0.197655" calcext:value-type="float">
            <text:p>0.197655</text:p>
          </table:table-cell>
          <table:table-cell table:number-columns-repeated="4"/>
        </table:table-row>
        <table:table-row table:style-name="ro1">
          <table:table-cell office:value-type="float" office:value="-0.147055" calcext:value-type="float">
            <text:p>-0.147055</text:p>
          </table:table-cell>
          <table:table-cell office:value-type="float" office:value="-0.167582" calcext:value-type="float">
            <text:p>-0.167582</text:p>
          </table:table-cell>
          <table:table-cell office:value-type="float" office:value="0.196735" calcext:value-type="float">
            <text:p>0.196735</text:p>
          </table:table-cell>
          <table:table-cell table:number-columns-repeated="4"/>
        </table:table-row>
        <table:table-row table:style-name="ro1">
          <table:table-cell office:value-type="float" office:value="-0.138897" calcext:value-type="float">
            <text:p>-0.138897</text:p>
          </table:table-cell>
          <table:table-cell office:value-type="float" office:value="-0.164012" calcext:value-type="float">
            <text:p>-0.164012</text:p>
          </table:table-cell>
          <table:table-cell office:value-type="float" office:value="0.195808" calcext:value-type="float">
            <text:p>0.195808</text:p>
          </table:table-cell>
          <table:table-cell table:number-columns-repeated="4"/>
        </table:table-row>
        <table:table-row table:style-name="ro1">
          <table:table-cell office:value-type="float" office:value="-0.130739" calcext:value-type="float">
            <text:p>-0.130739</text:p>
          </table:table-cell>
          <table:table-cell office:value-type="float" office:value="-0.160442" calcext:value-type="float">
            <text:p>-0.160442</text:p>
          </table:table-cell>
          <table:table-cell office:value-type="float" office:value="0.194883" calcext:value-type="float">
            <text:p>0.194883</text:p>
          </table:table-cell>
          <table:table-cell table:number-columns-repeated="4"/>
        </table:table-row>
        <table:table-row table:style-name="ro1">
          <table:table-cell office:value-type="float" office:value="-0.122582" calcext:value-type="float">
            <text:p>-0.122582</text:p>
          </table:table-cell>
          <table:table-cell office:value-type="float" office:value="-0.156873" calcext:value-type="float">
            <text:p>-0.156873</text:p>
          </table:table-cell>
          <table:table-cell office:value-type="float" office:value="0.193954" calcext:value-type="float">
            <text:p>0.193954</text:p>
          </table:table-cell>
          <table:table-cell table:number-columns-repeated="4"/>
        </table:table-row>
        <table:table-row table:style-name="ro1">
          <table:table-cell office:value-type="float" office:value="-0.114424" calcext:value-type="float">
            <text:p>-0.114424</text:p>
          </table:table-cell>
          <table:table-cell office:value-type="float" office:value="-0.153303" calcext:value-type="float">
            <text:p>-0.153303</text:p>
          </table:table-cell>
          <table:table-cell office:value-type="float" office:value="0.193024" calcext:value-type="float">
            <text:p>0.193024</text:p>
          </table:table-cell>
          <table:table-cell table:number-columns-repeated="4"/>
        </table:table-row>
        <table:table-row table:style-name="ro1">
          <table:table-cell office:value-type="float" office:value="-0.106267" calcext:value-type="float">
            <text:p>-0.106267</text:p>
          </table:table-cell>
          <table:table-cell office:value-type="float" office:value="-0.149733" calcext:value-type="float">
            <text:p>-0.149733</text:p>
          </table:table-cell>
          <table:table-cell office:value-type="float" office:value="0.192085" calcext:value-type="float">
            <text:p>0.192085</text:p>
          </table:table-cell>
          <table:table-cell table:number-columns-repeated="4"/>
        </table:table-row>
        <table:table-row table:style-name="ro1">
          <table:table-cell office:value-type="float" office:value="-0.0981091" calcext:value-type="float">
            <text:p>-0.0981091</text:p>
          </table:table-cell>
          <table:table-cell office:value-type="float" office:value="-0.146164" calcext:value-type="float">
            <text:p>-0.146164</text:p>
          </table:table-cell>
          <table:table-cell office:value-type="float" office:value="0.191135" calcext:value-type="float">
            <text:p>0.191135</text:p>
          </table:table-cell>
          <table:table-cell table:number-columns-repeated="4"/>
        </table:table-row>
        <table:table-row table:style-name="ro1">
          <table:table-cell office:value-type="float" office:value="-0.0899515" calcext:value-type="float">
            <text:p>-0.0899515</text:p>
          </table:table-cell>
          <table:table-cell office:value-type="float" office:value="-0.142594" calcext:value-type="float">
            <text:p>-0.142594</text:p>
          </table:table-cell>
          <table:table-cell office:value-type="float" office:value="0.190195" calcext:value-type="float">
            <text:p>0.190195</text:p>
          </table:table-cell>
          <table:table-cell table:number-columns-repeated="4"/>
        </table:table-row>
        <table:table-row table:style-name="ro1">
          <table:table-cell office:value-type="float" office:value="-0.0817939" calcext:value-type="float">
            <text:p>-0.0817939</text:p>
          </table:table-cell>
          <table:table-cell office:value-type="float" office:value="-0.139024" calcext:value-type="float">
            <text:p>-0.139024</text:p>
          </table:table-cell>
          <table:table-cell office:value-type="float" office:value="0.189237" calcext:value-type="float">
            <text:p>0.189237</text:p>
          </table:table-cell>
          <table:table-cell table:number-columns-repeated="4"/>
        </table:table-row>
        <table:table-row table:style-name="ro1">
          <table:table-cell office:value-type="float" office:value="-0.0736364" calcext:value-type="float">
            <text:p>-0.0736364</text:p>
          </table:table-cell>
          <table:table-cell office:value-type="float" office:value="-0.135455" calcext:value-type="float">
            <text:p>-0.135455</text:p>
          </table:table-cell>
          <table:table-cell office:value-type="float" office:value="0.188295" calcext:value-type="float">
            <text:p>0.188295</text:p>
          </table:table-cell>
          <table:table-cell table:number-columns-repeated="4"/>
        </table:table-row>
        <table:table-row table:style-name="ro1">
          <table:table-cell office:value-type="float" office:value="-0.0654788" calcext:value-type="float">
            <text:p>-0.0654788</text:p>
          </table:table-cell>
          <table:table-cell office:value-type="float" office:value="-0.131885" calcext:value-type="float">
            <text:p>-0.131885</text:p>
          </table:table-cell>
          <table:table-cell office:value-type="float" office:value="0.187344" calcext:value-type="float">
            <text:p>0.187344</text:p>
          </table:table-cell>
          <table:table-cell table:number-columns-repeated="4"/>
        </table:table-row>
        <table:table-row table:style-name="ro1">
          <table:table-cell office:value-type="float" office:value="-0.0573212" calcext:value-type="float">
            <text:p>-0.0573212</text:p>
          </table:table-cell>
          <table:table-cell office:value-type="float" office:value="-0.128315" calcext:value-type="float">
            <text:p>-0.128315</text:p>
          </table:table-cell>
          <table:table-cell office:value-type="float" office:value="0.186381" calcext:value-type="float">
            <text:p>0.186381</text:p>
          </table:table-cell>
          <table:table-cell table:number-columns-repeated="4"/>
        </table:table-row>
        <table:table-row table:style-name="ro1">
          <table:table-cell office:value-type="float" office:value="-0.0491636" calcext:value-type="float">
            <text:p>-0.0491636</text:p>
          </table:table-cell>
          <table:table-cell office:value-type="float" office:value="-0.124745" calcext:value-type="float">
            <text:p>-0.124745</text:p>
          </table:table-cell>
          <table:table-cell office:value-type="float" office:value="0.185414" calcext:value-type="float">
            <text:p>0.185414</text:p>
          </table:table-cell>
          <table:table-cell table:number-columns-repeated="4"/>
        </table:table-row>
        <table:table-row table:style-name="ro1">
          <table:table-cell office:value-type="float" office:value="-0.0410061" calcext:value-type="float">
            <text:p>-0.0410061</text:p>
          </table:table-cell>
          <table:table-cell office:value-type="float" office:value="-0.121176" calcext:value-type="float">
            <text:p>-0.121176</text:p>
          </table:table-cell>
          <table:table-cell office:value-type="float" office:value="0.184448" calcext:value-type="float">
            <text:p>0.184448</text:p>
          </table:table-cell>
          <table:table-cell table:number-columns-repeated="4"/>
        </table:table-row>
        <table:table-row table:style-name="ro1">
          <table:table-cell office:value-type="float" office:value="-0.0328485" calcext:value-type="float">
            <text:p>-0.0328485</text:p>
          </table:table-cell>
          <table:table-cell office:value-type="float" office:value="-0.117606" calcext:value-type="float">
            <text:p>-0.117606</text:p>
          </table:table-cell>
          <table:table-cell office:value-type="float" office:value="0.183471" calcext:value-type="float">
            <text:p>0.183471</text:p>
          </table:table-cell>
          <table:table-cell table:number-columns-repeated="4"/>
        </table:table-row>
        <table:table-row table:style-name="ro1">
          <table:table-cell office:value-type="float" office:value="-0.0246909" calcext:value-type="float">
            <text:p>-0.0246909</text:p>
          </table:table-cell>
          <table:table-cell office:value-type="float" office:value="-0.114036" calcext:value-type="float">
            <text:p>-0.114036</text:p>
          </table:table-cell>
          <table:table-cell office:value-type="float" office:value="0.182498" calcext:value-type="float">
            <text:p>0.182498</text:p>
          </table:table-cell>
          <table:table-cell table:number-columns-repeated="4"/>
        </table:table-row>
        <table:table-row table:style-name="ro1">
          <table:table-cell office:value-type="float" office:value="-0.0165333" calcext:value-type="float">
            <text:p>-0.0165333</text:p>
          </table:table-cell>
          <table:table-cell office:value-type="float" office:value="-0.110467" calcext:value-type="float">
            <text:p>-0.110467</text:p>
          </table:table-cell>
          <table:table-cell office:value-type="float" office:value="0.181531" calcext:value-type="float">
            <text:p>0.181531</text:p>
          </table:table-cell>
          <table:table-cell table:number-columns-repeated="4"/>
        </table:table-row>
        <table:table-row table:style-name="ro1">
          <table:table-cell office:value-type="float" office:value="-0.00837576" calcext:value-type="float">
            <text:p>-0.00837576</text:p>
          </table:table-cell>
          <table:table-cell office:value-type="float" office:value="-0.106897" calcext:value-type="float">
            <text:p>-0.106897</text:p>
          </table:table-cell>
          <table:table-cell office:value-type="float" office:value="0.180537" calcext:value-type="float">
            <text:p>0.180537</text:p>
          </table:table-cell>
          <table:table-cell table:number-columns-repeated="4"/>
        </table:table-row>
        <table:table-row table:style-name="ro1">
          <table:table-cell office:value-type="float" office:value="-0.000218182" calcext:value-type="float">
            <text:p>-0.000218182</text:p>
          </table:table-cell>
          <table:table-cell office:value-type="float" office:value="-0.103327" calcext:value-type="float">
            <text:p>-0.103327</text:p>
          </table:table-cell>
          <table:table-cell office:value-type="float" office:value="0.179555" calcext:value-type="float">
            <text:p>0.179555</text:p>
          </table:table-cell>
          <table:table-cell table:number-columns-repeated="4"/>
        </table:table-row>
        <table:table-row table:style-name="ro1">
          <table:table-cell office:value-type="float" office:value="0.00793939" calcext:value-type="float">
            <text:p>0.00793939</text:p>
          </table:table-cell>
          <table:table-cell office:value-type="float" office:value="-0.0997576" calcext:value-type="float">
            <text:p>-0.0997576</text:p>
          </table:table-cell>
          <table:table-cell office:value-type="float" office:value="0.17857" calcext:value-type="float">
            <text:p>0.17857</text:p>
          </table:table-cell>
          <table:table-cell table:number-columns-repeated="4"/>
        </table:table-row>
        <table:table-row table:style-name="ro1">
          <table:table-cell office:value-type="float" office:value="0.016097" calcext:value-type="float">
            <text:p>0.016097</text:p>
          </table:table-cell>
          <table:table-cell office:value-type="float" office:value="-0.0961879" calcext:value-type="float">
            <text:p>-0.0961879</text:p>
          </table:table-cell>
          <table:table-cell office:value-type="float" office:value="0.177575" calcext:value-type="float">
            <text:p>0.177575</text:p>
          </table:table-cell>
          <table:table-cell table:number-columns-repeated="4"/>
        </table:table-row>
        <table:table-row table:style-name="ro1">
          <table:table-cell office:value-type="float" office:value="0.0242545" calcext:value-type="float">
            <text:p>0.0242545</text:p>
          </table:table-cell>
          <table:table-cell office:value-type="float" office:value="-0.0926182" calcext:value-type="float">
            <text:p>-0.0926182</text:p>
          </table:table-cell>
          <table:table-cell office:value-type="float" office:value="0.176591" calcext:value-type="float">
            <text:p>0.176591</text:p>
          </table:table-cell>
          <table:table-cell table:number-columns-repeated="4"/>
        </table:table-row>
        <table:table-row table:style-name="ro1">
          <table:table-cell office:value-type="float" office:value="0.0324121" calcext:value-type="float">
            <text:p>0.0324121</text:p>
          </table:table-cell>
          <table:table-cell office:value-type="float" office:value="-0.0890485" calcext:value-type="float">
            <text:p>-0.0890485</text:p>
          </table:table-cell>
          <table:table-cell office:value-type="float" office:value="0.175591" calcext:value-type="float">
            <text:p>0.175591</text:p>
          </table:table-cell>
          <table:table-cell table:number-columns-repeated="4"/>
        </table:table-row>
        <table:table-row table:style-name="ro1">
          <table:table-cell office:value-type="float" office:value="0.0405697" calcext:value-type="float">
            <text:p>0.0405697</text:p>
          </table:table-cell>
          <table:table-cell office:value-type="float" office:value="-0.0854788" calcext:value-type="float">
            <text:p>-0.0854788</text:p>
          </table:table-cell>
          <table:table-cell office:value-type="float" office:value="0.174586" calcext:value-type="float">
            <text:p>0.174586</text:p>
          </table:table-cell>
          <table:table-cell table:number-columns-repeated="4"/>
        </table:table-row>
        <table:table-row table:style-name="ro1">
          <table:table-cell office:value-type="float" office:value="0.0487273" calcext:value-type="float">
            <text:p>0.0487273</text:p>
          </table:table-cell>
          <table:table-cell office:value-type="float" office:value="-0.0819091" calcext:value-type="float">
            <text:p>-0.0819091</text:p>
          </table:table-cell>
          <table:table-cell office:value-type="float" office:value="0.173585" calcext:value-type="float">
            <text:p>0.173585</text:p>
          </table:table-cell>
          <table:table-cell table:number-columns-repeated="4"/>
        </table:table-row>
        <table:table-row table:style-name="ro1">
          <table:table-cell office:value-type="float" office:value="0.0568848" calcext:value-type="float">
            <text:p>0.0568848</text:p>
          </table:table-cell>
          <table:table-cell office:value-type="float" office:value="-0.0783394" calcext:value-type="float">
            <text:p>-0.0783394</text:p>
          </table:table-cell>
          <table:table-cell office:value-type="float" office:value="0.172571" calcext:value-type="float">
            <text:p>0.172571</text:p>
          </table:table-cell>
          <table:table-cell table:number-columns-repeated="4"/>
        </table:table-row>
        <table:table-row table:style-name="ro1">
          <table:table-cell office:value-type="float" office:value="0.0650424" calcext:value-type="float">
            <text:p>0.0650424</text:p>
          </table:table-cell>
          <table:table-cell office:value-type="float" office:value="-0.0747697" calcext:value-type="float">
            <text:p>-0.0747697</text:p>
          </table:table-cell>
          <table:table-cell office:value-type="float" office:value="0.171567" calcext:value-type="float">
            <text:p>0.171567</text:p>
          </table:table-cell>
          <table:table-cell table:number-columns-repeated="2"/>
          <table:table-cell office:value-type="string" calcext:value-type="string">
            <text:p>dada una distancia, obtener joint position para el thumb</text:p>
          </table:table-cell>
          <table:table-cell/>
        </table:table-row>
        <table:table-row table:style-name="ro1">
          <table:table-cell office:value-type="float" office:value="0.0732" calcext:value-type="float">
            <text:p>0.0732</text:p>
          </table:table-cell>
          <table:table-cell office:value-type="float" office:value="-0.0712" calcext:value-type="float">
            <text:p>-0.0712</text:p>
          </table:table-cell>
          <table:table-cell office:value-type="float" office:value="0.170553" calcext:value-type="float">
            <text:p>0.170553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-17.7363395438" calcext:value-type="float">
            <text:p>-17.7363395438</text:p>
          </table:table-cell>
        </table:table-row>
        <table:table-row table:style-name="ro1">
          <table:table-cell office:value-type="float" office:value="0.0813576" calcext:value-type="float">
            <text:p>0.0813576</text:p>
          </table:table-cell>
          <table:table-cell office:value-type="float" office:value="-0.0676303" calcext:value-type="float">
            <text:p>-0.0676303</text:p>
          </table:table-cell>
          <table:table-cell office:value-type="float" office:value="0.169527" calcext:value-type="float">
            <text:p>0.169527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4.4662678438" calcext:value-type="float">
            <text:p>4.4662678438</text:p>
          </table:table-cell>
        </table:table-row>
        <table:table-row table:style-name="ro1">
          <table:table-cell office:value-type="float" office:value="0.0895152" calcext:value-type="float">
            <text:p>0.0895152</text:p>
          </table:table-cell>
          <table:table-cell office:value-type="float" office:value="-0.0640606" calcext:value-type="float">
            <text:p>-0.0640606</text:p>
          </table:table-cell>
          <table:table-cell office:value-type="float" office:value="0.168528" calcext:value-type="float">
            <text:p>0.168528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-3.5024945072" calcext:value-type="float">
            <text:p>-3.5024945072</text:p>
          </table:table-cell>
        </table:table-row>
        <table:table-row table:style-name="ro1">
          <table:table-cell office:value-type="float" office:value="0.0976727" calcext:value-type="float">
            <text:p>0.0976727</text:p>
          </table:table-cell>
          <table:table-cell office:value-type="float" office:value="-0.0604909" calcext:value-type="float">
            <text:p>-0.0604909</text:p>
          </table:table-cell>
          <table:table-cell office:value-type="float" office:value="0.16749" calcext:value-type="float">
            <text:p>0.16749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0.4839644326" calcext:value-type="float">
            <text:p>0.4839644326</text:p>
          </table:table-cell>
        </table:table-row>
        <table:table-row table:style-name="ro1">
          <table:table-cell office:value-type="float" office:value="0.10583" calcext:value-type="float">
            <text:p>0.10583</text:p>
          </table:table-cell>
          <table:table-cell office:value-type="float" office:value="-0.0569212" calcext:value-type="float">
            <text:p>-0.0569212</text:p>
          </table:table-cell>
          <table:table-cell office:value-type="float" office:value="0.166462" calcext:value-type="float">
            <text:p>0.16646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 office:value-type="float" office:value="0.1613" calcext:value-type="float">
            <text:p>0.1613</text:p>
          </table:table-cell>
        </table:table-row>
        <table:table-row table:style-name="ro1">
          <table:table-cell office:value-type="float" office:value="0.113988" calcext:value-type="float">
            <text:p>0.113988</text:p>
          </table:table-cell>
          <table:table-cell office:value-type="float" office:value="-0.0533515" calcext:value-type="float">
            <text:p>-0.0533515</text:p>
          </table:table-cell>
          <table:table-cell office:value-type="float" office:value="0.165447" calcext:value-type="float">
            <text:p>0.165447</text:p>
          </table:table-cell>
          <table:table-cell table:number-columns-repeated="2"/>
          <table:table-cell office:value-type="string" calcext:value-type="string">
            <text:p>f(x)</text:p>
          </table:table-cell>
          <table:table-cell table:formula="of:=[.G34]*[.G38]*[.G38]*[.G38]+[.G35]*[.G38]*[.G38]+[.G36]*[.G38]+[.G37]" office:value-type="float" office:value="-0.0392192287912368" calcext:value-type="float">
            <text:p>-0.0392192288</text:p>
          </table:table-cell>
        </table:table-row>
        <table:table-row table:style-name="ro1">
          <table:table-cell office:value-type="float" office:value="0.122145" calcext:value-type="float">
            <text:p>0.122145</text:p>
          </table:table-cell>
          <table:table-cell office:value-type="float" office:value="-0.0497818" calcext:value-type="float">
            <text:p>-0.0497818</text:p>
          </table:table-cell>
          <table:table-cell office:value-type="float" office:value="0.164415" calcext:value-type="float">
            <text:p>0.164415</text:p>
          </table:table-cell>
          <table:table-cell table:number-columns-repeated="4"/>
        </table:table-row>
        <table:table-row table:style-name="ro1">
          <table:table-cell office:value-type="float" office:value="0.130303" calcext:value-type="float">
            <text:p>0.130303</text:p>
          </table:table-cell>
          <table:table-cell office:value-type="float" office:value="-0.0462121" calcext:value-type="float">
            <text:p>-0.0462121</text:p>
          </table:table-cell>
          <table:table-cell office:value-type="float" office:value="0.163376" calcext:value-type="float">
            <text:p>0.163376</text:p>
          </table:table-cell>
          <table:table-cell table:number-columns-repeated="4"/>
        </table:table-row>
        <table:table-row table:style-name="ro1">
          <table:table-cell office:value-type="float" office:value="0.138461" calcext:value-type="float">
            <text:p>0.138461</text:p>
          </table:table-cell>
          <table:table-cell office:value-type="float" office:value="-0.0426424" calcext:value-type="float">
            <text:p>-0.0426424</text:p>
          </table:table-cell>
          <table:table-cell office:value-type="float" office:value="0.162351" calcext:value-type="float">
            <text:p>0.162351</text:p>
          </table:table-cell>
          <table:table-cell table:number-columns-repeated="4"/>
        </table:table-row>
        <table:table-row table:style-name="ro1">
          <table:table-cell office:value-type="float" office:value="0.146618" calcext:value-type="float">
            <text:p>0.146618</text:p>
          </table:table-cell>
          <table:table-cell office:value-type="float" office:value="-0.0390727" calcext:value-type="float">
            <text:p>-0.0390727</text:p>
          </table:table-cell>
          <table:table-cell office:value-type="float" office:value="0.1613" calcext:value-type="float">
            <text:p>0.1613</text:p>
          </table:table-cell>
          <table:table-cell table:number-columns-repeated="4"/>
        </table:table-row>
        <table:table-row table:style-name="ro1">
          <table:table-cell office:value-type="float" office:value="0.154776" calcext:value-type="float">
            <text:p>0.154776</text:p>
          </table:table-cell>
          <table:table-cell office:value-type="float" office:value="-0.035503" calcext:value-type="float">
            <text:p>-0.035503</text:p>
          </table:table-cell>
          <table:table-cell office:value-type="float" office:value="0.160262" calcext:value-type="float">
            <text:p>0.160262</text:p>
          </table:table-cell>
          <table:table-cell table:number-columns-repeated="4"/>
        </table:table-row>
        <table:table-row table:style-name="ro1">
          <table:table-cell office:value-type="float" office:value="0.162933" calcext:value-type="float">
            <text:p>0.162933</text:p>
          </table:table-cell>
          <table:table-cell office:value-type="float" office:value="-0.0319333" calcext:value-type="float">
            <text:p>-0.0319333</text:p>
          </table:table-cell>
          <table:table-cell office:value-type="float" office:value="0.159223" calcext:value-type="float">
            <text:p>0.159223</text:p>
          </table:table-cell>
          <table:table-cell table:number-columns-repeated="4"/>
        </table:table-row>
        <table:table-row table:style-name="ro1">
          <table:table-cell office:value-type="float" office:value="0.171091" calcext:value-type="float">
            <text:p>0.171091</text:p>
          </table:table-cell>
          <table:table-cell office:value-type="float" office:value="-0.0283636" calcext:value-type="float">
            <text:p>-0.0283636</text:p>
          </table:table-cell>
          <table:table-cell office:value-type="float" office:value="0.15817" calcext:value-type="float">
            <text:p>0.15817</text:p>
          </table:table-cell>
          <table:table-cell table:number-columns-repeated="4"/>
        </table:table-row>
        <table:table-row table:style-name="ro1">
          <table:table-cell office:value-type="float" office:value="0.179248" calcext:value-type="float">
            <text:p>0.179248</text:p>
          </table:table-cell>
          <table:table-cell office:value-type="float" office:value="-0.0247939" calcext:value-type="float">
            <text:p>-0.0247939</text:p>
          </table:table-cell>
          <table:table-cell office:value-type="float" office:value="0.157131" calcext:value-type="float">
            <text:p>0.157131</text:p>
          </table:table-cell>
          <table:table-cell table:number-columns-repeated="4"/>
        </table:table-row>
        <table:table-row table:style-name="ro1">
          <table:table-cell office:value-type="float" office:value="0.187406" calcext:value-type="float">
            <text:p>0.187406</text:p>
          </table:table-cell>
          <table:table-cell office:value-type="float" office:value="-0.0212242" calcext:value-type="float">
            <text:p>-0.0212242</text:p>
          </table:table-cell>
          <table:table-cell office:value-type="float" office:value="0.156067" calcext:value-type="float">
            <text:p>0.156067</text:p>
          </table:table-cell>
          <table:table-cell table:number-columns-repeated="4"/>
        </table:table-row>
        <table:table-row table:style-name="ro1">
          <table:table-cell office:value-type="float" office:value="0.195564" calcext:value-type="float">
            <text:p>0.195564</text:p>
          </table:table-cell>
          <table:table-cell office:value-type="float" office:value="-0.0176545" calcext:value-type="float">
            <text:p>-0.0176545</text:p>
          </table:table-cell>
          <table:table-cell office:value-type="float" office:value="0.155021" calcext:value-type="float">
            <text:p>0.155021</text:p>
          </table:table-cell>
          <table:table-cell table:number-columns-repeated="4"/>
        </table:table-row>
        <table:table-row table:style-name="ro1">
          <table:table-cell office:value-type="float" office:value="0.203721" calcext:value-type="float">
            <text:p>0.203721</text:p>
          </table:table-cell>
          <table:table-cell office:value-type="float" office:value="-0.0140848" calcext:value-type="float">
            <text:p>-0.0140848</text:p>
          </table:table-cell>
          <table:table-cell office:value-type="float" office:value="0.15396" calcext:value-type="float">
            <text:p>0.15396</text:p>
          </table:table-cell>
          <table:table-cell table:number-columns-repeated="4"/>
        </table:table-row>
        <table:table-row table:style-name="ro1">
          <table:table-cell office:value-type="float" office:value="0.211879" calcext:value-type="float">
            <text:p>0.211879</text:p>
          </table:table-cell>
          <table:table-cell office:value-type="float" office:value="-0.0105152" calcext:value-type="float">
            <text:p>-0.0105152</text:p>
          </table:table-cell>
          <table:table-cell office:value-type="float" office:value="0.152899" calcext:value-type="float">
            <text:p>0.152899</text:p>
          </table:table-cell>
          <table:table-cell table:number-columns-repeated="4"/>
        </table:table-row>
        <table:table-row table:style-name="ro1">
          <table:table-cell office:value-type="float" office:value="0.220036" calcext:value-type="float">
            <text:p>0.220036</text:p>
          </table:table-cell>
          <table:table-cell office:value-type="float" office:value="-0.00694545" calcext:value-type="float">
            <text:p>-0.00694545</text:p>
          </table:table-cell>
          <table:table-cell office:value-type="float" office:value="0.151834" calcext:value-type="float">
            <text:p>0.151834</text:p>
          </table:table-cell>
          <table:table-cell table:number-columns-repeated="4"/>
        </table:table-row>
        <table:table-row table:style-name="ro1">
          <table:table-cell office:value-type="float" office:value="0.228194" calcext:value-type="float">
            <text:p>0.228194</text:p>
          </table:table-cell>
          <table:table-cell office:value-type="float" office:value="-0.00337576" calcext:value-type="float">
            <text:p>-0.00337576</text:p>
          </table:table-cell>
          <table:table-cell office:value-type="float" office:value="0.150787" calcext:value-type="float">
            <text:p>0.150787</text:p>
          </table:table-cell>
          <table:table-cell table:number-columns-repeated="4"/>
        </table:table-row>
        <table:table-row table:style-name="ro1">
          <table:table-cell office:value-type="float" office:value="0.236352" calcext:value-type="float">
            <text:p>0.236352</text:p>
          </table:table-cell>
          <table:table-cell office:value-type="float" office:value="0.000193939" calcext:value-type="float">
            <text:p>0.000193939</text:p>
          </table:table-cell>
          <table:table-cell office:value-type="float" office:value="0.14971" calcext:value-type="float">
            <text:p>0.14971</text:p>
          </table:table-cell>
          <table:table-cell table:number-columns-repeated="4"/>
        </table:table-row>
        <table:table-row table:style-name="ro1">
          <table:table-cell office:value-type="float" office:value="0.244509" calcext:value-type="float">
            <text:p>0.244509</text:p>
          </table:table-cell>
          <table:table-cell office:value-type="float" office:value="0.00376364" calcext:value-type="float">
            <text:p>0.00376364</text:p>
          </table:table-cell>
          <table:table-cell office:value-type="float" office:value="0.148635" calcext:value-type="float">
            <text:p>0.148635</text:p>
          </table:table-cell>
          <table:table-cell table:number-columns-repeated="4"/>
        </table:table-row>
        <table:table-row table:style-name="ro1">
          <table:table-cell office:value-type="float" office:value="0.252667" calcext:value-type="float">
            <text:p>0.252667</text:p>
          </table:table-cell>
          <table:table-cell office:value-type="float" office:value="0.00733333" calcext:value-type="float">
            <text:p>0.00733333</text:p>
          </table:table-cell>
          <table:table-cell office:value-type="float" office:value="0.147564" calcext:value-type="float">
            <text:p>0.147564</text:p>
          </table:table-cell>
          <table:table-cell table:number-columns-repeated="4"/>
        </table:table-row>
        <table:table-row table:style-name="ro1">
          <table:table-cell office:value-type="float" office:value="0.260824" calcext:value-type="float">
            <text:p>0.260824</text:p>
          </table:table-cell>
          <table:table-cell office:value-type="float" office:value="0.010903" calcext:value-type="float">
            <text:p>0.010903</text:p>
          </table:table-cell>
          <table:table-cell office:value-type="float" office:value="0.146493" calcext:value-type="float">
            <text:p>0.146493</text:p>
          </table:table-cell>
          <table:table-cell table:number-columns-repeated="4"/>
        </table:table-row>
        <table:table-row table:style-name="ro1">
          <table:table-cell office:value-type="float" office:value="0.268982" calcext:value-type="float">
            <text:p>0.268982</text:p>
          </table:table-cell>
          <table:table-cell office:value-type="float" office:value="0.0144727" calcext:value-type="float">
            <text:p>0.0144727</text:p>
          </table:table-cell>
          <table:table-cell office:value-type="float" office:value="0.145419" calcext:value-type="float">
            <text:p>0.145419</text:p>
          </table:table-cell>
          <table:table-cell table:number-columns-repeated="4"/>
        </table:table-row>
        <table:table-row table:style-name="ro1">
          <table:table-cell office:value-type="float" office:value="0.277139" calcext:value-type="float">
            <text:p>0.277139</text:p>
          </table:table-cell>
          <table:table-cell office:value-type="float" office:value="0.0180424" calcext:value-type="float">
            <text:p>0.0180424</text:p>
          </table:table-cell>
          <table:table-cell office:value-type="float" office:value="0.14434" calcext:value-type="float">
            <text:p>0.14434</text:p>
          </table:table-cell>
          <table:table-cell table:number-columns-repeated="4"/>
        </table:table-row>
        <table:table-row table:style-name="ro1">
          <table:table-cell office:value-type="float" office:value="0.285297" calcext:value-type="float">
            <text:p>0.285297</text:p>
          </table:table-cell>
          <table:table-cell office:value-type="float" office:value="0.0216121" calcext:value-type="float">
            <text:p>0.0216121</text:p>
          </table:table-cell>
          <table:table-cell office:value-type="float" office:value="0.14326" calcext:value-type="float">
            <text:p>0.14326</text:p>
          </table:table-cell>
          <table:table-cell table:number-columns-repeated="4"/>
        </table:table-row>
        <table:table-row table:style-name="ro1">
          <table:table-cell office:value-type="float" office:value="0.293455" calcext:value-type="float">
            <text:p>0.293455</text:p>
          </table:table-cell>
          <table:table-cell office:value-type="float" office:value="0.0251818" calcext:value-type="float">
            <text:p>0.0251818</text:p>
          </table:table-cell>
          <table:table-cell office:value-type="float" office:value="0.142181" calcext:value-type="float">
            <text:p>0.142181</text:p>
          </table:table-cell>
          <table:table-cell table:number-columns-repeated="4"/>
        </table:table-row>
        <table:table-row table:style-name="ro1">
          <table:table-cell office:value-type="float" office:value="0.301612" calcext:value-type="float">
            <text:p>0.301612</text:p>
          </table:table-cell>
          <table:table-cell office:value-type="float" office:value="0.0287515" calcext:value-type="float">
            <text:p>0.0287515</text:p>
          </table:table-cell>
          <table:table-cell office:value-type="float" office:value="0.1411" calcext:value-type="float">
            <text:p>0.1411</text:p>
          </table:table-cell>
          <table:table-cell table:number-columns-repeated="4"/>
        </table:table-row>
        <table:table-row table:style-name="ro1">
          <table:table-cell office:value-type="float" office:value="0.30977" calcext:value-type="float">
            <text:p>0.30977</text:p>
          </table:table-cell>
          <table:table-cell office:value-type="float" office:value="0.0323212" calcext:value-type="float">
            <text:p>0.0323212</text:p>
          </table:table-cell>
          <table:table-cell office:value-type="float" office:value="0.140019" calcext:value-type="float">
            <text:p>0.140019</text:p>
          </table:table-cell>
          <table:table-cell table:number-columns-repeated="4"/>
        </table:table-row>
        <table:table-row table:style-name="ro1">
          <table:table-cell office:value-type="float" office:value="0.317927" calcext:value-type="float">
            <text:p>0.317927</text:p>
          </table:table-cell>
          <table:table-cell office:value-type="float" office:value="0.0358909" calcext:value-type="float">
            <text:p>0.0358909</text:p>
          </table:table-cell>
          <table:table-cell office:value-type="float" office:value="0.138917" calcext:value-type="float">
            <text:p>0.138917</text:p>
          </table:table-cell>
          <table:table-cell table:number-columns-repeated="4"/>
        </table:table-row>
        <table:table-row table:style-name="ro1">
          <table:table-cell office:value-type="float" office:value="0.326085" calcext:value-type="float">
            <text:p>0.326085</text:p>
          </table:table-cell>
          <table:table-cell office:value-type="float" office:value="0.0394606" calcext:value-type="float">
            <text:p>0.0394606</text:p>
          </table:table-cell>
          <table:table-cell office:value-type="float" office:value="0.137832" calcext:value-type="float">
            <text:p>0.137832</text:p>
          </table:table-cell>
          <table:table-cell table:number-columns-repeated="4"/>
        </table:table-row>
        <table:table-row table:style-name="ro1">
          <table:table-cell office:value-type="float" office:value="0.334242" calcext:value-type="float">
            <text:p>0.334242</text:p>
          </table:table-cell>
          <table:table-cell office:value-type="float" office:value="0.0430303" calcext:value-type="float">
            <text:p>0.0430303</text:p>
          </table:table-cell>
          <table:table-cell office:value-type="float" office:value="0.13673" calcext:value-type="float">
            <text:p>0.13673</text:p>
          </table:table-cell>
          <table:table-cell table:number-columns-repeated="4"/>
        </table:table-row>
        <table:table-row table:style-name="ro1">
          <table:table-cell office:value-type="float" office:value="0.3424" calcext:value-type="float">
            <text:p>0.342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135647" calcext:value-type="float">
            <text:p>0.135647</text:p>
          </table:table-cell>
          <table:table-cell table:number-columns-repeated="4"/>
        </table:table-row>
        <table:table-row table:style-name="ro1">
          <table:table-cell office:value-type="float" office:value="0.350558" calcext:value-type="float">
            <text:p>0.350558</text:p>
          </table:table-cell>
          <table:table-cell office:value-type="float" office:value="0.0501697" calcext:value-type="float">
            <text:p>0.0501697</text:p>
          </table:table-cell>
          <table:table-cell office:value-type="float" office:value="0.134553" calcext:value-type="float">
            <text:p>0.134553</text:p>
          </table:table-cell>
          <table:table-cell table:number-columns-repeated="4"/>
        </table:table-row>
        <table:table-row table:style-name="ro1">
          <table:table-cell office:value-type="float" office:value="0.358715" calcext:value-type="float">
            <text:p>0.358715</text:p>
          </table:table-cell>
          <table:table-cell office:value-type="float" office:value="0.0537394" calcext:value-type="float">
            <text:p>0.0537394</text:p>
          </table:table-cell>
          <table:table-cell office:value-type="float" office:value="0.133454" calcext:value-type="float">
            <text:p>0.133454</text:p>
          </table:table-cell>
          <table:table-cell table:number-columns-repeated="4"/>
        </table:table-row>
        <table:table-row table:style-name="ro1">
          <table:table-cell office:value-type="float" office:value="0.366873" calcext:value-type="float">
            <text:p>0.366873</text:p>
          </table:table-cell>
          <table:table-cell office:value-type="float" office:value="0.0573091" calcext:value-type="float">
            <text:p>0.0573091</text:p>
          </table:table-cell>
          <table:table-cell office:value-type="float" office:value="0.132356" calcext:value-type="float">
            <text:p>0.132356</text:p>
          </table:table-cell>
          <table:table-cell table:number-columns-repeated="4"/>
        </table:table-row>
        <table:table-row table:style-name="ro1">
          <table:table-cell office:value-type="float" office:value="0.37503" calcext:value-type="float">
            <text:p>0.37503</text:p>
          </table:table-cell>
          <table:table-cell office:value-type="float" office:value="0.0608788" calcext:value-type="float">
            <text:p>0.0608788</text:p>
          </table:table-cell>
          <table:table-cell office:value-type="float" office:value="0.131259" calcext:value-type="float">
            <text:p>0.131259</text:p>
          </table:table-cell>
          <table:table-cell table:number-columns-repeated="4"/>
        </table:table-row>
        <table:table-row table:style-name="ro1">
          <table:table-cell office:value-type="float" office:value="0.383188" calcext:value-type="float">
            <text:p>0.383188</text:p>
          </table:table-cell>
          <table:table-cell office:value-type="float" office:value="0.0644485" calcext:value-type="float">
            <text:p>0.0644485</text:p>
          </table:table-cell>
          <table:table-cell office:value-type="float" office:value="0.130157" calcext:value-type="float">
            <text:p>0.130157</text:p>
          </table:table-cell>
          <table:table-cell table:number-columns-repeated="4"/>
        </table:table-row>
        <table:table-row table:style-name="ro1">
          <table:table-cell office:value-type="float" office:value="0.391345" calcext:value-type="float">
            <text:p>0.391345</text:p>
          </table:table-cell>
          <table:table-cell office:value-type="float" office:value="0.0680182" calcext:value-type="float">
            <text:p>0.0680182</text:p>
          </table:table-cell>
          <table:table-cell office:value-type="float" office:value="0.12906" calcext:value-type="float">
            <text:p>0.12906</text:p>
          </table:table-cell>
          <table:table-cell table:number-columns-repeated="4"/>
        </table:table-row>
        <table:table-row table:style-name="ro1">
          <table:table-cell office:value-type="float" office:value="0.399503" calcext:value-type="float">
            <text:p>0.399503</text:p>
          </table:table-cell>
          <table:table-cell office:value-type="float" office:value="0.0715879" calcext:value-type="float">
            <text:p>0.0715879</text:p>
          </table:table-cell>
          <table:table-cell office:value-type="float" office:value="0.127947" calcext:value-type="float">
            <text:p>0.127947</text:p>
          </table:table-cell>
          <table:table-cell table:number-columns-repeated="2"/>
          <table:table-cell office:value-type="string" calcext:value-type="string">
            <text:p>dada una distancia, obtener joint position para fingers</text:p>
          </table:table-cell>
          <table:table-cell/>
        </table:table-row>
        <table:table-row table:style-name="ro1">
          <table:table-cell office:value-type="float" office:value="0.407661" calcext:value-type="float">
            <text:p>0.407661</text:p>
          </table:table-cell>
          <table:table-cell office:value-type="float" office:value="0.0751576" calcext:value-type="float">
            <text:p>0.0751576</text:p>
          </table:table-cell>
          <table:table-cell office:value-type="float" office:value="0.126843" calcext:value-type="float">
            <text:p>0.126843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-40.5300629773" calcext:value-type="float">
            <text:p>-40.5300629773</text:p>
          </table:table-cell>
        </table:table-row>
        <table:table-row table:style-name="ro1">
          <table:table-cell office:value-type="float" office:value="0.415818" calcext:value-type="float">
            <text:p>0.415818</text:p>
          </table:table-cell>
          <table:table-cell office:value-type="float" office:value="0.0787273" calcext:value-type="float">
            <text:p>0.0787273</text:p>
          </table:table-cell>
          <table:table-cell office:value-type="float" office:value="0.125725" calcext:value-type="float">
            <text:p>0.125725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0.205855059" calcext:value-type="float">
            <text:p>10.205855059</text:p>
          </table:table-cell>
        </table:table-row>
        <table:table-row table:style-name="ro1">
          <table:table-cell office:value-type="float" office:value="0.423976" calcext:value-type="float">
            <text:p>0.423976</text:p>
          </table:table-cell>
          <table:table-cell office:value-type="float" office:value="0.082297" calcext:value-type="float">
            <text:p>0.082297</text:p>
          </table:table-cell>
          <table:table-cell office:value-type="float" office:value="0.124625" calcext:value-type="float">
            <text:p>0.12462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-8.0039323331" calcext:value-type="float">
            <text:p>-8.0039323331</text:p>
          </table:table-cell>
        </table:table-row>
        <table:table-row table:style-name="ro1">
          <table:table-cell office:value-type="float" office:value="0.432133" calcext:value-type="float">
            <text:p>0.432133</text:p>
          </table:table-cell>
          <table:table-cell office:value-type="float" office:value="0.0858667" calcext:value-type="float">
            <text:p>0.0858667</text:p>
          </table:table-cell>
          <table:table-cell office:value-type="float" office:value="0.123513" calcext:value-type="float">
            <text:p>0.123513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.3418754138" calcext:value-type="float">
            <text:p>1.3418754138</text:p>
          </table:table-cell>
        </table:table-row>
        <table:table-row table:style-name="ro1">
          <table:table-cell office:value-type="float" office:value="0.440291" calcext:value-type="float">
            <text:p>0.440291</text:p>
          </table:table-cell>
          <table:table-cell office:value-type="float" office:value="0.0894364" calcext:value-type="float">
            <text:p>0.0894364</text:p>
          </table:table-cell>
          <table:table-cell office:value-type="float" office:value="0.122396" calcext:value-type="float">
            <text:p>0.12239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.170553" calcext:value-type="float">
            <text:p>0.170553</text:p>
          </table:table-cell>
        </table:table-row>
        <table:table-row table:style-name="ro1">
          <table:table-cell office:value-type="float" office:value="0.448448" calcext:value-type="float">
            <text:p>0.448448</text:p>
          </table:table-cell>
          <table:table-cell office:value-type="float" office:value="0.0930061" calcext:value-type="float">
            <text:p>0.0930061</text:p>
          </table:table-cell>
          <table:table-cell office:value-type="float" office:value="0.121279" calcext:value-type="float">
            <text:p>0.121279</text:p>
          </table:table-cell>
          <table:table-cell table:number-columns-repeated="2"/>
          <table:table-cell office:value-type="string" calcext:value-type="string">
            <text:p>f(x)</text:p>
          </table:table-cell>
          <table:table-cell table:formula="of:=[.G75]*[.G79]*[.G79]*[.G79]+[.G76]*[.G79]*[.G79]+[.G77]*[.G79]+[.G78]" office:value-type="float" office:value="0.0725782343507608" calcext:value-type="float">
            <text:p>0.0725782344</text:p>
          </table:table-cell>
        </table:table-row>
        <table:table-row table:style-name="ro1">
          <table:table-cell office:value-type="float" office:value="0.456606" calcext:value-type="float">
            <text:p>0.456606</text:p>
          </table:table-cell>
          <table:table-cell office:value-type="float" office:value="0.0965758" calcext:value-type="float">
            <text:p>0.0965758</text:p>
          </table:table-cell>
          <table:table-cell office:value-type="float" office:value="0.120172" calcext:value-type="float">
            <text:p>0.120172</text:p>
          </table:table-cell>
          <table:table-cell table:number-columns-repeated="4"/>
        </table:table-row>
        <table:table-row table:style-name="ro1">
          <table:table-cell office:value-type="float" office:value="0.464764" calcext:value-type="float">
            <text:p>0.464764</text:p>
          </table:table-cell>
          <table:table-cell office:value-type="float" office:value="0.100145" calcext:value-type="float">
            <text:p>0.100145</text:p>
          </table:table-cell>
          <table:table-cell office:value-type="float" office:value="0.119051" calcext:value-type="float">
            <text:p>0.119051</text:p>
          </table:table-cell>
          <table:table-cell table:number-columns-repeated="4"/>
        </table:table-row>
        <table:table-row table:style-name="ro1">
          <table:table-cell office:value-type="float" office:value="0.472921" calcext:value-type="float">
            <text:p>0.472921</text:p>
          </table:table-cell>
          <table:table-cell office:value-type="float" office:value="0.103715" calcext:value-type="float">
            <text:p>0.103715</text:p>
          </table:table-cell>
          <table:table-cell office:value-type="float" office:value="0.117937" calcext:value-type="float">
            <text:p>0.117937</text:p>
          </table:table-cell>
          <table:table-cell table:number-columns-repeated="4"/>
        </table:table-row>
        <table:table-row table:style-name="ro1">
          <table:table-cell office:value-type="float" office:value="0.481079" calcext:value-type="float">
            <text:p>0.481079</text:p>
          </table:table-cell>
          <table:table-cell office:value-type="float" office:value="0.107285" calcext:value-type="float">
            <text:p>0.107285</text:p>
          </table:table-cell>
          <table:table-cell office:value-type="float" office:value="0.116822" calcext:value-type="float">
            <text:p>0.116822</text:p>
          </table:table-cell>
          <table:table-cell table:number-columns-repeated="4"/>
        </table:table-row>
        <table:table-row table:style-name="ro1">
          <table:table-cell office:value-type="float" office:value="0.489236" calcext:value-type="float">
            <text:p>0.489236</text:p>
          </table:table-cell>
          <table:table-cell office:value-type="float" office:value="0.110855" calcext:value-type="float">
            <text:p>0.110855</text:p>
          </table:table-cell>
          <table:table-cell office:value-type="float" office:value="0.115699" calcext:value-type="float">
            <text:p>0.115699</text:p>
          </table:table-cell>
          <table:table-cell table:number-columns-repeated="4"/>
        </table:table-row>
        <table:table-row table:style-name="ro1">
          <table:table-cell office:value-type="float" office:value="0.497394" calcext:value-type="float">
            <text:p>0.497394</text:p>
          </table:table-cell>
          <table:table-cell office:value-type="float" office:value="0.114424" calcext:value-type="float">
            <text:p>0.114424</text:p>
          </table:table-cell>
          <table:table-cell office:value-type="float" office:value="0.114566" calcext:value-type="float">
            <text:p>0.114566</text:p>
          </table:table-cell>
          <table:table-cell table:number-columns-repeated="4"/>
        </table:table-row>
        <table:table-row table:style-name="ro1">
          <table:table-cell office:value-type="float" office:value="0.505552" calcext:value-type="float">
            <text:p>0.505552</text:p>
          </table:table-cell>
          <table:table-cell office:value-type="float" office:value="0.117994" calcext:value-type="float">
            <text:p>0.117994</text:p>
          </table:table-cell>
          <table:table-cell office:value-type="float" office:value="0.113454" calcext:value-type="float">
            <text:p>0.113454</text:p>
          </table:table-cell>
          <table:table-cell table:number-columns-repeated="4"/>
        </table:table-row>
        <table:table-row table:style-name="ro1">
          <table:table-cell office:value-type="float" office:value="0.513709" calcext:value-type="float">
            <text:p>0.513709</text:p>
          </table:table-cell>
          <table:table-cell office:value-type="float" office:value="0.121564" calcext:value-type="float">
            <text:p>0.121564</text:p>
          </table:table-cell>
          <table:table-cell office:value-type="float" office:value="0.112328" calcext:value-type="float">
            <text:p>0.112328</text:p>
          </table:table-cell>
          <table:table-cell table:number-columns-repeated="4"/>
        </table:table-row>
        <table:table-row table:style-name="ro1">
          <table:table-cell office:value-type="float" office:value="0.521867" calcext:value-type="float">
            <text:p>0.521867</text:p>
          </table:table-cell>
          <table:table-cell office:value-type="float" office:value="0.125133" calcext:value-type="float">
            <text:p>0.125133</text:p>
          </table:table-cell>
          <table:table-cell office:value-type="float" office:value="0.111201" calcext:value-type="float">
            <text:p>0.111201</text:p>
          </table:table-cell>
          <table:table-cell table:number-columns-repeated="4"/>
        </table:table-row>
        <table:table-row table:style-name="ro1">
          <table:table-cell office:value-type="float" office:value="0.530024" calcext:value-type="float">
            <text:p>0.530024</text:p>
          </table:table-cell>
          <table:table-cell office:value-type="float" office:value="0.128703" calcext:value-type="float">
            <text:p>0.128703</text:p>
          </table:table-cell>
          <table:table-cell office:value-type="float" office:value="0.110074" calcext:value-type="float">
            <text:p>0.110074</text:p>
          </table:table-cell>
          <table:table-cell table:number-columns-repeated="4"/>
        </table:table-row>
        <table:table-row table:style-name="ro1">
          <table:table-cell office:value-type="float" office:value="0.538182" calcext:value-type="float">
            <text:p>0.538182</text:p>
          </table:table-cell>
          <table:table-cell office:value-type="float" office:value="0.132273" calcext:value-type="float">
            <text:p>0.132273</text:p>
          </table:table-cell>
          <table:table-cell office:value-type="float" office:value="0.108957" calcext:value-type="float">
            <text:p>0.108957</text:p>
          </table:table-cell>
          <table:table-cell table:number-columns-repeated="4"/>
        </table:table-row>
        <table:table-row table:style-name="ro1">
          <table:table-cell office:value-type="float" office:value="0.546339" calcext:value-type="float">
            <text:p>0.546339</text:p>
          </table:table-cell>
          <table:table-cell office:value-type="float" office:value="0.135842" calcext:value-type="float">
            <text:p>0.135842</text:p>
          </table:table-cell>
          <table:table-cell office:value-type="float" office:value="0.107829" calcext:value-type="float">
            <text:p>0.107829</text:p>
          </table:table-cell>
          <table:table-cell table:number-columns-repeated="4"/>
        </table:table-row>
        <table:table-row table:style-name="ro1">
          <table:table-cell office:value-type="float" office:value="0.554497" calcext:value-type="float">
            <text:p>0.554497</text:p>
          </table:table-cell>
          <table:table-cell office:value-type="float" office:value="0.139412" calcext:value-type="float">
            <text:p>0.139412</text:p>
          </table:table-cell>
          <table:table-cell office:value-type="float" office:value="0.106694" calcext:value-type="float">
            <text:p>0.106694</text:p>
          </table:table-cell>
          <table:table-cell table:number-columns-repeated="4"/>
        </table:table-row>
        <table:table-row table:style-name="ro1">
          <table:table-cell office:value-type="float" office:value="0.562655" calcext:value-type="float">
            <text:p>0.562655</text:p>
          </table:table-cell>
          <table:table-cell office:value-type="float" office:value="0.142982" calcext:value-type="float">
            <text:p>0.142982</text:p>
          </table:table-cell>
          <table:table-cell office:value-type="float" office:value="0.105552" calcext:value-type="float">
            <text:p>0.105552</text:p>
          </table:table-cell>
          <table:table-cell table:number-columns-repeated="4"/>
        </table:table-row>
        <table:table-row table:style-name="ro1">
          <table:table-cell office:value-type="float" office:value="0.570812" calcext:value-type="float">
            <text:p>0.570812</text:p>
          </table:table-cell>
          <table:table-cell office:value-type="float" office:value="0.146552" calcext:value-type="float">
            <text:p>0.146552</text:p>
          </table:table-cell>
          <table:table-cell office:value-type="float" office:value="0.104432" calcext:value-type="float">
            <text:p>0.104432</text:p>
          </table:table-cell>
          <table:table-cell table:number-columns-repeated="4"/>
        </table:table-row>
        <table:table-row table:style-name="ro1">
          <table:table-cell office:value-type="float" office:value="0.57897" calcext:value-type="float">
            <text:p>0.57897</text:p>
          </table:table-cell>
          <table:table-cell office:value-type="float" office:value="0.150121" calcext:value-type="float">
            <text:p>0.150121</text:p>
          </table:table-cell>
          <table:table-cell office:value-type="float" office:value="0.103301" calcext:value-type="float">
            <text:p>0.103301</text:p>
          </table:table-cell>
          <table:table-cell table:number-columns-repeated="4"/>
        </table:table-row>
        <table:table-row table:style-name="ro1">
          <table:table-cell office:value-type="float" office:value="0.587127" calcext:value-type="float">
            <text:p>0.587127</text:p>
          </table:table-cell>
          <table:table-cell office:value-type="float" office:value="0.153691" calcext:value-type="float">
            <text:p>0.153691</text:p>
          </table:table-cell>
          <table:table-cell office:value-type="float" office:value="0.102174" calcext:value-type="float">
            <text:p>0.102174</text:p>
          </table:table-cell>
          <table:table-cell table:number-columns-repeated="4"/>
        </table:table-row>
        <table:table-row table:style-name="ro1">
          <table:table-cell office:value-type="float" office:value="0.595285" calcext:value-type="float">
            <text:p>0.595285</text:p>
          </table:table-cell>
          <table:table-cell office:value-type="float" office:value="0.157261" calcext:value-type="float">
            <text:p>0.157261</text:p>
          </table:table-cell>
          <table:table-cell office:value-type="float" office:value="0.101044" calcext:value-type="float">
            <text:p>0.101044</text:p>
          </table:table-cell>
          <table:table-cell table:number-columns-repeated="4"/>
        </table:table-row>
        <table:table-row table:style-name="ro1">
          <table:table-cell office:value-type="float" office:value="0.603442" calcext:value-type="float">
            <text:p>0.603442</text:p>
          </table:table-cell>
          <table:table-cell office:value-type="float" office:value="0.16083" calcext:value-type="float">
            <text:p>0.16083</text:p>
          </table:table-cell>
          <table:table-cell office:value-type="float" office:value="0.099917" calcext:value-type="float">
            <text:p>0.099917</text:p>
          </table:table-cell>
          <table:table-cell table:number-columns-repeated="4"/>
        </table:table-row>
        <table:table-row table:style-name="ro1">
          <table:table-cell office:value-type="float" office:value="0.6116" calcext:value-type="float">
            <text:p>0.6116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0987677" calcext:value-type="float">
            <text:p>0.0987677</text:p>
          </table:table-cell>
          <table:table-cell table:number-columns-repeated="4"/>
        </table:table-row>
        <table:table-row table:style-name="ro1">
          <table:table-cell office:value-type="float" office:value="0.619758" calcext:value-type="float">
            <text:p>0.619758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976462" calcext:value-type="float">
            <text:p>0.0976462</text:p>
          </table:table-cell>
          <table:table-cell table:number-columns-repeated="4"/>
        </table:table-row>
        <table:table-row table:style-name="ro1">
          <table:table-cell office:value-type="float" office:value="0.627915" calcext:value-type="float">
            <text:p>0.627915</text:p>
          </table:table-cell>
          <table:table-cell office:value-type="float" office:value="0.171539" calcext:value-type="float">
            <text:p>0.171539</text:p>
          </table:table-cell>
          <table:table-cell office:value-type="float" office:value="0.096506" calcext:value-type="float">
            <text:p>0.096506</text:p>
          </table:table-cell>
          <table:table-cell table:number-columns-repeated="4"/>
        </table:table-row>
        <table:table-row table:style-name="ro1">
          <table:table-cell office:value-type="float" office:value="0.636073" calcext:value-type="float">
            <text:p>0.636073</text:p>
          </table:table-cell>
          <table:table-cell office:value-type="float" office:value="0.175109" calcext:value-type="float">
            <text:p>0.175109</text:p>
          </table:table-cell>
          <table:table-cell office:value-type="float" office:value="0.0953694" calcext:value-type="float">
            <text:p>0.0953694</text:p>
          </table:table-cell>
          <table:table-cell table:number-columns-repeated="4"/>
        </table:table-row>
        <table:table-row table:style-name="ro1">
          <table:table-cell office:value-type="float" office:value="0.64423" calcext:value-type="float">
            <text:p>0.64423</text:p>
          </table:table-cell>
          <table:table-cell office:value-type="float" office:value="0.178679" calcext:value-type="float">
            <text:p>0.178679</text:p>
          </table:table-cell>
          <table:table-cell office:value-type="float" office:value="0.0942402" calcext:value-type="float">
            <text:p>0.0942402</text:p>
          </table:table-cell>
          <table:table-cell table:number-columns-repeated="4"/>
        </table:table-row>
        <table:table-row table:style-name="ro1">
          <table:table-cell office:value-type="float" office:value="0.652388" calcext:value-type="float">
            <text:p>0.652388</text:p>
          </table:table-cell>
          <table:table-cell office:value-type="float" office:value="0.182248" calcext:value-type="float">
            <text:p>0.182248</text:p>
          </table:table-cell>
          <table:table-cell office:value-type="float" office:value="0.0931036" calcext:value-type="float">
            <text:p>0.0931036</text:p>
          </table:table-cell>
          <table:table-cell table:number-columns-repeated="4"/>
        </table:table-row>
        <table:table-row table:style-name="ro1">
          <table:table-cell office:value-type="float" office:value="0.660545" calcext:value-type="float">
            <text:p>0.660545</text:p>
          </table:table-cell>
          <table:table-cell office:value-type="float" office:value="0.185818" calcext:value-type="float">
            <text:p>0.185818</text:p>
          </table:table-cell>
          <table:table-cell office:value-type="float" office:value="0.0919719" calcext:value-type="float">
            <text:p>0.0919719</text:p>
          </table:table-cell>
          <table:table-cell table:number-columns-repeated="4"/>
        </table:table-row>
        <table:table-row table:style-name="ro1">
          <table:table-cell office:value-type="float" office:value="0.668703" calcext:value-type="float">
            <text:p>0.668703</text:p>
          </table:table-cell>
          <table:table-cell office:value-type="float" office:value="0.189388" calcext:value-type="float">
            <text:p>0.189388</text:p>
          </table:table-cell>
          <table:table-cell office:value-type="float" office:value="0.0908193" calcext:value-type="float">
            <text:p>0.0908193</text:p>
          </table:table-cell>
          <table:table-cell table:number-columns-repeated="4"/>
        </table:table-row>
        <table:table-row table:style-name="ro1">
          <table:table-cell office:value-type="float" office:value="0.676861" calcext:value-type="float">
            <text:p>0.676861</text:p>
          </table:table-cell>
          <table:table-cell office:value-type="float" office:value="0.192958" calcext:value-type="float">
            <text:p>0.192958</text:p>
          </table:table-cell>
          <table:table-cell office:value-type="float" office:value="0.089678" calcext:value-type="float">
            <text:p>0.089678</text:p>
          </table:table-cell>
          <table:table-cell table:number-columns-repeated="4"/>
        </table:table-row>
        <table:table-row table:style-name="ro1">
          <table:table-cell office:value-type="float" office:value="0.685018" calcext:value-type="float">
            <text:p>0.685018</text:p>
          </table:table-cell>
          <table:table-cell office:value-type="float" office:value="0.196527" calcext:value-type="float">
            <text:p>0.196527</text:p>
          </table:table-cell>
          <table:table-cell office:value-type="float" office:value="0.0885592" calcext:value-type="float">
            <text:p>0.0885592</text:p>
          </table:table-cell>
          <table:table-cell table:number-columns-repeated="4"/>
        </table:table-row>
        <table:table-row table:style-name="ro1">
          <table:table-cell office:value-type="float" office:value="0.693176" calcext:value-type="float">
            <text:p>0.693176</text:p>
          </table:table-cell>
          <table:table-cell office:value-type="float" office:value="0.200097" calcext:value-type="float">
            <text:p>0.200097</text:p>
          </table:table-cell>
          <table:table-cell office:value-type="float" office:value="0.0874195" calcext:value-type="float">
            <text:p>0.0874195</text:p>
          </table:table-cell>
          <table:table-cell table:number-columns-repeated="4"/>
        </table:table-row>
        <table:table-row table:style-name="ro1">
          <table:table-cell office:value-type="float" office:value="0.701333" calcext:value-type="float">
            <text:p>0.701333</text:p>
          </table:table-cell>
          <table:table-cell office:value-type="float" office:value="0.203667" calcext:value-type="float">
            <text:p>0.203667</text:p>
          </table:table-cell>
          <table:table-cell office:value-type="float" office:value="0.0862873" calcext:value-type="float">
            <text:p>0.0862873</text:p>
          </table:table-cell>
          <table:table-cell table:number-columns-repeated="4"/>
        </table:table-row>
        <table:table-row table:style-name="ro1">
          <table:table-cell office:value-type="float" office:value="0.709491" calcext:value-type="float">
            <text:p>0.709491</text:p>
          </table:table-cell>
          <table:table-cell office:value-type="float" office:value="0.207236" calcext:value-type="float">
            <text:p>0.207236</text:p>
          </table:table-cell>
          <table:table-cell office:value-type="float" office:value="0.0851528" calcext:value-type="float">
            <text:p>0.0851528</text:p>
          </table:table-cell>
          <table:table-cell table:number-columns-repeated="4"/>
        </table:table-row>
        <table:table-row table:style-name="ro1">
          <table:table-cell office:value-type="float" office:value="0.717648" calcext:value-type="float">
            <text:p>0.717648</text:p>
          </table:table-cell>
          <table:table-cell office:value-type="float" office:value="0.210806" calcext:value-type="float">
            <text:p>0.210806</text:p>
          </table:table-cell>
          <table:table-cell office:value-type="float" office:value="0.0840026" calcext:value-type="float">
            <text:p>0.0840026</text:p>
          </table:table-cell>
          <table:table-cell table:number-columns-repeated="4"/>
        </table:table-row>
        <table:table-row table:style-name="ro1">
          <table:table-cell office:value-type="float" office:value="0.725806" calcext:value-type="float">
            <text:p>0.725806</text:p>
          </table:table-cell>
          <table:table-cell office:value-type="float" office:value="0.214376" calcext:value-type="float">
            <text:p>0.214376</text:p>
          </table:table-cell>
          <table:table-cell office:value-type="float" office:value="0.0828631" calcext:value-type="float">
            <text:p>0.0828631</text:p>
          </table:table-cell>
          <table:table-cell table:number-columns-repeated="4"/>
        </table:table-row>
        <table:table-row table:style-name="ro1">
          <table:table-cell office:value-type="float" office:value="0.733964" calcext:value-type="float">
            <text:p>0.733964</text:p>
          </table:table-cell>
          <table:table-cell office:value-type="float" office:value="0.217945" calcext:value-type="float">
            <text:p>0.217945</text:p>
          </table:table-cell>
          <table:table-cell office:value-type="float" office:value="0.0817261" calcext:value-type="float">
            <text:p>0.0817261</text:p>
          </table:table-cell>
          <table:table-cell table:number-columns-repeated="4"/>
        </table:table-row>
        <table:table-row table:style-name="ro1">
          <table:table-cell office:value-type="float" office:value="0.742121" calcext:value-type="float">
            <text:p>0.742121</text:p>
          </table:table-cell>
          <table:table-cell office:value-type="float" office:value="0.221515" calcext:value-type="float">
            <text:p>0.221515</text:p>
          </table:table-cell>
          <table:table-cell office:value-type="float" office:value="0.08059" calcext:value-type="float">
            <text:p>0.08059</text:p>
          </table:table-cell>
          <table:table-cell table:number-columns-repeated="4"/>
        </table:table-row>
        <table:table-row table:style-name="ro1">
          <table:table-cell office:value-type="float" office:value="0.750279" calcext:value-type="float">
            <text:p>0.750279</text:p>
          </table:table-cell>
          <table:table-cell office:value-type="float" office:value="0.225085" calcext:value-type="float">
            <text:p>0.225085</text:p>
          </table:table-cell>
          <table:table-cell office:value-type="float" office:value="0.0794534" calcext:value-type="float">
            <text:p>0.0794534</text:p>
          </table:table-cell>
          <table:table-cell table:number-columns-repeated="4"/>
        </table:table-row>
        <table:table-row table:style-name="ro1">
          <table:table-cell office:value-type="float" office:value="0.758436" calcext:value-type="float">
            <text:p>0.758436</text:p>
          </table:table-cell>
          <table:table-cell office:value-type="float" office:value="0.228655" calcext:value-type="float">
            <text:p>0.228655</text:p>
          </table:table-cell>
          <table:table-cell office:value-type="float" office:value="0.0783196" calcext:value-type="float">
            <text:p>0.0783196</text:p>
          </table:table-cell>
          <table:table-cell table:number-columns-repeated="4"/>
        </table:table-row>
        <table:table-row table:style-name="ro1">
          <table:table-cell office:value-type="float" office:value="0.766594" calcext:value-type="float">
            <text:p>0.766594</text:p>
          </table:table-cell>
          <table:table-cell office:value-type="float" office:value="0.232224" calcext:value-type="float">
            <text:p>0.232224</text:p>
          </table:table-cell>
          <table:table-cell office:value-type="float" office:value="0.07718" calcext:value-type="float">
            <text:p>0.07718</text:p>
          </table:table-cell>
          <table:table-cell table:number-columns-repeated="4"/>
        </table:table-row>
        <table:table-row table:style-name="ro1">
          <table:table-cell office:value-type="float" office:value="0.774752" calcext:value-type="float">
            <text:p>0.774752</text:p>
          </table:table-cell>
          <table:table-cell office:value-type="float" office:value="0.235794" calcext:value-type="float">
            <text:p>0.235794</text:p>
          </table:table-cell>
          <table:table-cell office:value-type="float" office:value="0.0760488" calcext:value-type="float">
            <text:p>0.0760488</text:p>
          </table:table-cell>
          <table:table-cell table:number-columns-repeated="4"/>
        </table:table-row>
        <table:table-row table:style-name="ro1">
          <table:table-cell office:value-type="float" office:value="0.782909" calcext:value-type="float">
            <text:p>0.782909</text:p>
          </table:table-cell>
          <table:table-cell office:value-type="float" office:value="0.239364" calcext:value-type="float">
            <text:p>0.239364</text:p>
          </table:table-cell>
          <table:table-cell office:value-type="float" office:value="0.0749066" calcext:value-type="float">
            <text:p>0.0749066</text:p>
          </table:table-cell>
          <table:table-cell table:number-columns-repeated="4"/>
        </table:table-row>
        <table:table-row table:style-name="ro1">
          <table:table-cell office:value-type="float" office:value="0.791067" calcext:value-type="float">
            <text:p>0.791067</text:p>
          </table:table-cell>
          <table:table-cell office:value-type="float" office:value="0.242933" calcext:value-type="float">
            <text:p>0.242933</text:p>
          </table:table-cell>
          <table:table-cell office:value-type="float" office:value="0.0737677" calcext:value-type="float">
            <text:p>0.0737677</text:p>
          </table:table-cell>
          <table:table-cell table:number-columns-repeated="4"/>
        </table:table-row>
        <table:table-row table:style-name="ro1">
          <table:table-cell office:value-type="float" office:value="0.799224" calcext:value-type="float">
            <text:p>0.799224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0.0726217" calcext:value-type="float">
            <text:p>0.0726217</text:p>
          </table:table-cell>
          <table:table-cell table:number-columns-repeated="4"/>
        </table:table-row>
        <table:table-row table:style-name="ro1">
          <table:table-cell office:value-type="float" office:value="0.807382" calcext:value-type="float">
            <text:p>0.807382</text:p>
          </table:table-cell>
          <table:table-cell office:value-type="float" office:value="0.250073" calcext:value-type="float">
            <text:p>0.250073</text:p>
          </table:table-cell>
          <table:table-cell office:value-type="float" office:value="0.0714968" calcext:value-type="float">
            <text:p>0.0714968</text:p>
          </table:table-cell>
          <table:table-cell table:number-columns-repeated="4"/>
        </table:table-row>
        <table:table-row table:style-name="ro1">
          <table:table-cell office:value-type="float" office:value="0.815539" calcext:value-type="float">
            <text:p>0.815539</text:p>
          </table:table-cell>
          <table:table-cell office:value-type="float" office:value="0.253642" calcext:value-type="float">
            <text:p>0.253642</text:p>
          </table:table-cell>
          <table:table-cell office:value-type="float" office:value="0.0703538" calcext:value-type="float">
            <text:p>0.0703538</text:p>
          </table:table-cell>
          <table:table-cell table:number-columns-repeated="4"/>
        </table:table-row>
        <table:table-row table:style-name="ro1">
          <table:table-cell office:value-type="float" office:value="0.823697" calcext:value-type="float">
            <text:p>0.823697</text:p>
          </table:table-cell>
          <table:table-cell office:value-type="float" office:value="0.257212" calcext:value-type="float">
            <text:p>0.257212</text:p>
          </table:table-cell>
          <table:table-cell office:value-type="float" office:value="0.0692236" calcext:value-type="float">
            <text:p>0.0692236</text:p>
          </table:table-cell>
          <table:table-cell table:number-columns-repeated="4"/>
        </table:table-row>
        <table:table-row table:style-name="ro1">
          <table:table-cell office:value-type="float" office:value="0.831855" calcext:value-type="float">
            <text:p>0.831855</text:p>
          </table:table-cell>
          <table:table-cell office:value-type="float" office:value="0.260782" calcext:value-type="float">
            <text:p>0.260782</text:p>
          </table:table-cell>
          <table:table-cell office:value-type="float" office:value="0.068083" calcext:value-type="float">
            <text:p>0.068083</text:p>
          </table:table-cell>
          <table:table-cell table:number-columns-repeated="4"/>
        </table:table-row>
        <table:table-row table:style-name="ro1">
          <table:table-cell office:value-type="float" office:value="0.840012" calcext:value-type="float">
            <text:p>0.840012</text:p>
          </table:table-cell>
          <table:table-cell office:value-type="float" office:value="0.264352" calcext:value-type="float">
            <text:p>0.264352</text:p>
          </table:table-cell>
          <table:table-cell office:value-type="float" office:value="0.0669547" calcext:value-type="float">
            <text:p>0.0669547</text:p>
          </table:table-cell>
          <table:table-cell table:number-columns-repeated="4"/>
        </table:table-row>
        <table:table-row table:style-name="ro1">
          <table:table-cell office:value-type="float" office:value="0.84817" calcext:value-type="float">
            <text:p>0.84817</text:p>
          </table:table-cell>
          <table:table-cell office:value-type="float" office:value="0.267921" calcext:value-type="float">
            <text:p>0.267921</text:p>
          </table:table-cell>
          <table:table-cell office:value-type="float" office:value="0.0658197" calcext:value-type="float">
            <text:p>0.0658197</text:p>
          </table:table-cell>
          <table:table-cell table:number-columns-repeated="4"/>
        </table:table-row>
        <table:table-row table:style-name="ro1">
          <table:table-cell office:value-type="float" office:value="0.856327" calcext:value-type="float">
            <text:p>0.856327</text:p>
          </table:table-cell>
          <table:table-cell office:value-type="float" office:value="0.271491" calcext:value-type="float">
            <text:p>0.271491</text:p>
          </table:table-cell>
          <table:table-cell office:value-type="float" office:value="0.0646735" calcext:value-type="float">
            <text:p>0.0646735</text:p>
          </table:table-cell>
          <table:table-cell table:number-columns-repeated="4"/>
        </table:table-row>
        <table:table-row table:style-name="ro1">
          <table:table-cell office:value-type="float" office:value="0.864485" calcext:value-type="float">
            <text:p>0.864485</text:p>
          </table:table-cell>
          <table:table-cell office:value-type="float" office:value="0.275061" calcext:value-type="float">
            <text:p>0.275061</text:p>
          </table:table-cell>
          <table:table-cell office:value-type="float" office:value="0.0635348" calcext:value-type="float">
            <text:p>0.0635348</text:p>
          </table:table-cell>
          <table:table-cell table:number-columns-repeated="4"/>
        </table:table-row>
        <table:table-row table:style-name="ro1">
          <table:table-cell office:value-type="float" office:value="0.872642" calcext:value-type="float">
            <text:p>0.872642</text:p>
          </table:table-cell>
          <table:table-cell office:value-type="float" office:value="0.27863" calcext:value-type="float">
            <text:p>0.27863</text:p>
          </table:table-cell>
          <table:table-cell office:value-type="float" office:value="0.0624074" calcext:value-type="float">
            <text:p>0.0624074</text:p>
          </table:table-cell>
          <table:table-cell table:number-columns-repeated="4"/>
        </table:table-row>
        <table:table-row table:style-name="ro1">
          <table:table-cell office:value-type="float" office:value="0.8808" calcext:value-type="float">
            <text:p>0.8808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0612916" calcext:value-type="float">
            <text:p>0.0612916</text:p>
          </table:table-cell>
          <table:table-cell table:number-columns-repeated="4"/>
        </table:table-row>
        <table:table-row table:style-name="ro1">
          <table:table-cell office:value-type="float" office:value="0.888958" calcext:value-type="float">
            <text:p>0.888958</text:p>
          </table:table-cell>
          <table:table-cell office:value-type="float" office:value="0.28577" calcext:value-type="float">
            <text:p>0.28577</text:p>
          </table:table-cell>
          <table:table-cell office:value-type="float" office:value="0.0601587" calcext:value-type="float">
            <text:p>0.0601587</text:p>
          </table:table-cell>
          <table:table-cell table:number-columns-repeated="4"/>
        </table:table-row>
        <table:table-row table:style-name="ro1">
          <table:table-cell office:value-type="float" office:value="0.897115" calcext:value-type="float">
            <text:p>0.897115</text:p>
          </table:table-cell>
          <table:table-cell office:value-type="float" office:value="0.289339" calcext:value-type="float">
            <text:p>0.289339</text:p>
          </table:table-cell>
          <table:table-cell office:value-type="float" office:value="0.0590292" calcext:value-type="float">
            <text:p>0.0590292</text:p>
          </table:table-cell>
          <table:table-cell table:number-columns-repeated="4"/>
        </table:table-row>
        <table:table-row table:style-name="ro1">
          <table:table-cell office:value-type="float" office:value="0.905273" calcext:value-type="float">
            <text:p>0.905273</text:p>
          </table:table-cell>
          <table:table-cell office:value-type="float" office:value="0.292909" calcext:value-type="float">
            <text:p>0.292909</text:p>
          </table:table-cell>
          <table:table-cell office:value-type="float" office:value="0.0578924" calcext:value-type="float">
            <text:p>0.0578924</text:p>
          </table:table-cell>
          <table:table-cell table:number-columns-repeated="4"/>
        </table:table-row>
        <table:table-row table:style-name="ro1">
          <table:table-cell office:value-type="float" office:value="0.91343" calcext:value-type="float">
            <text:p>0.91343</text:p>
          </table:table-cell>
          <table:table-cell office:value-type="float" office:value="0.296479" calcext:value-type="float">
            <text:p>0.296479</text:p>
          </table:table-cell>
          <table:table-cell office:value-type="float" office:value="0.0567645" calcext:value-type="float">
            <text:p>0.0567645</text:p>
          </table:table-cell>
          <table:table-cell table:number-columns-repeated="4"/>
        </table:table-row>
        <table:table-row table:style-name="ro1">
          <table:table-cell office:value-type="float" office:value="0.921588" calcext:value-type="float">
            <text:p>0.921588</text:p>
          </table:table-cell>
          <table:table-cell office:value-type="float" office:value="0.300048" calcext:value-type="float">
            <text:p>0.300048</text:p>
          </table:table-cell>
          <table:table-cell office:value-type="float" office:value="0.0556331" calcext:value-type="float">
            <text:p>0.0556331</text:p>
          </table:table-cell>
          <table:table-cell table:number-columns-repeated="4"/>
        </table:table-row>
        <table:table-row table:style-name="ro1">
          <table:table-cell office:value-type="float" office:value="0.929745" calcext:value-type="float">
            <text:p>0.929745</text:p>
          </table:table-cell>
          <table:table-cell office:value-type="float" office:value="0.303618" calcext:value-type="float">
            <text:p>0.303618</text:p>
          </table:table-cell>
          <table:table-cell office:value-type="float" office:value="0.0545128" calcext:value-type="float">
            <text:p>0.0545128</text:p>
          </table:table-cell>
          <table:table-cell table:number-columns-repeated="4"/>
        </table:table-row>
        <table:table-row table:style-name="ro1">
          <table:table-cell office:value-type="float" office:value="0.937903" calcext:value-type="float">
            <text:p>0.937903</text:p>
          </table:table-cell>
          <table:table-cell office:value-type="float" office:value="0.307188" calcext:value-type="float">
            <text:p>0.307188</text:p>
          </table:table-cell>
          <table:table-cell office:value-type="float" office:value="0.0533818" calcext:value-type="float">
            <text:p>0.0533818</text:p>
          </table:table-cell>
          <table:table-cell table:number-columns-repeated="4"/>
        </table:table-row>
        <table:table-row table:style-name="ro1">
          <table:table-cell office:value-type="float" office:value="0.946061" calcext:value-type="float">
            <text:p>0.946061</text:p>
          </table:table-cell>
          <table:table-cell office:value-type="float" office:value="0.310758" calcext:value-type="float">
            <text:p>0.310758</text:p>
          </table:table-cell>
          <table:table-cell office:value-type="float" office:value="0.0522593" calcext:value-type="float">
            <text:p>0.0522593</text:p>
          </table:table-cell>
          <table:table-cell table:number-columns-repeated="4"/>
        </table:table-row>
        <table:table-row table:style-name="ro1">
          <table:table-cell office:value-type="float" office:value="0.954218" calcext:value-type="float">
            <text:p>0.954218</text:p>
          </table:table-cell>
          <table:table-cell office:value-type="float" office:value="0.314327" calcext:value-type="float">
            <text:p>0.314327</text:p>
          </table:table-cell>
          <table:table-cell office:value-type="float" office:value="0.0511303" calcext:value-type="float">
            <text:p>0.0511303</text:p>
          </table:table-cell>
          <table:table-cell table:number-columns-repeated="4"/>
        </table:table-row>
        <table:table-row table:style-name="ro1">
          <table:table-cell office:value-type="float" office:value="0.962376" calcext:value-type="float">
            <text:p>0.962376</text:p>
          </table:table-cell>
          <table:table-cell office:value-type="float" office:value="0.317897" calcext:value-type="float">
            <text:p>0.317897</text:p>
          </table:table-cell>
          <table:table-cell office:value-type="float" office:value="0.0500073" calcext:value-type="float">
            <text:p>0.0500073</text:p>
          </table:table-cell>
          <table:table-cell table:number-columns-repeated="4"/>
        </table:table-row>
        <table:table-row table:style-name="ro1">
          <table:table-cell office:value-type="float" office:value="0.970533" calcext:value-type="float">
            <text:p>0.970533</text:p>
          </table:table-cell>
          <table:table-cell office:value-type="float" office:value="0.321467" calcext:value-type="float">
            <text:p>0.321467</text:p>
          </table:table-cell>
          <table:table-cell office:value-type="float" office:value="0.0488834" calcext:value-type="float">
            <text:p>0.0488834</text:p>
          </table:table-cell>
          <table:table-cell table:number-columns-repeated="4"/>
        </table:table-row>
        <table:table-row table:style-name="ro1">
          <table:table-cell office:value-type="float" office:value="0.978691" calcext:value-type="float">
            <text:p>0.978691</text:p>
          </table:table-cell>
          <table:table-cell office:value-type="float" office:value="0.325036" calcext:value-type="float">
            <text:p>0.325036</text:p>
          </table:table-cell>
          <table:table-cell office:value-type="float" office:value="0.0477742" calcext:value-type="float">
            <text:p>0.0477742</text:p>
          </table:table-cell>
          <table:table-cell table:number-columns-repeated="4"/>
        </table:table-row>
        <table:table-row table:style-name="ro1">
          <table:table-cell office:value-type="float" office:value="0.986848" calcext:value-type="float">
            <text:p>0.986848</text:p>
          </table:table-cell>
          <table:table-cell office:value-type="float" office:value="0.328606" calcext:value-type="float">
            <text:p>0.328606</text:p>
          </table:table-cell>
          <table:table-cell office:value-type="float" office:value="0.0466454" calcext:value-type="float">
            <text:p>0.0466454</text:p>
          </table:table-cell>
          <table:table-cell table:number-columns-repeated="4"/>
        </table:table-row>
        <table:table-row table:style-name="ro1">
          <table:table-cell office:value-type="float" office:value="0.995006" calcext:value-type="float">
            <text:p>0.995006</text:p>
          </table:table-cell>
          <table:table-cell office:value-type="float" office:value="0.332176" calcext:value-type="float">
            <text:p>0.332176</text:p>
          </table:table-cell>
          <table:table-cell office:value-type="float" office:value="0.0455266" calcext:value-type="float">
            <text:p>0.0455266</text:p>
          </table:table-cell>
          <table:table-cell table:number-columns-repeated="4"/>
        </table:table-row>
        <table:table-row table:style-name="ro1">
          <table:table-cell office:value-type="float" office:value="1.00316" calcext:value-type="float">
            <text:p>1.00316</text:p>
          </table:table-cell>
          <table:table-cell office:value-type="float" office:value="0.335745" calcext:value-type="float">
            <text:p>0.335745</text:p>
          </table:table-cell>
          <table:table-cell office:value-type="float" office:value="0.0444086" calcext:value-type="float">
            <text:p>0.0444086</text:p>
          </table:table-cell>
          <table:table-cell table:number-columns-repeated="4"/>
        </table:table-row>
        <table:table-row table:style-name="ro1">
          <table:table-cell office:value-type="float" office:value="1.01132" calcext:value-type="float">
            <text:p>1.01132</text:p>
          </table:table-cell>
          <table:table-cell office:value-type="float" office:value="0.339315" calcext:value-type="float">
            <text:p>0.339315</text:p>
          </table:table-cell>
          <table:table-cell office:value-type="float" office:value="0.0432969" calcext:value-type="float">
            <text:p>0.0432969</text:p>
          </table:table-cell>
          <table:table-cell table:number-columns-repeated="4"/>
        </table:table-row>
        <table:table-row table:style-name="ro1">
          <table:table-cell office:value-type="float" office:value="1.01948" calcext:value-type="float">
            <text:p>1.01948</text:p>
          </table:table-cell>
          <table:table-cell office:value-type="float" office:value="0.342885" calcext:value-type="float">
            <text:p>0.342885</text:p>
          </table:table-cell>
          <table:table-cell office:value-type="float" office:value="0.0421791" calcext:value-type="float">
            <text:p>0.0421791</text:p>
          </table:table-cell>
          <table:table-cell table:number-columns-repeated="4"/>
        </table:table-row>
        <table:table-row table:style-name="ro1">
          <table:table-cell office:value-type="float" office:value="1.02764" calcext:value-type="float">
            <text:p>1.02764</text:p>
          </table:table-cell>
          <table:table-cell office:value-type="float" office:value="0.346455" calcext:value-type="float">
            <text:p>0.346455</text:p>
          </table:table-cell>
          <table:table-cell office:value-type="float" office:value="0.0410648" calcext:value-type="float">
            <text:p>0.0410648</text:p>
          </table:table-cell>
          <table:table-cell table:number-columns-repeated="4"/>
        </table:table-row>
        <table:table-row table:style-name="ro1">
          <table:table-cell office:value-type="float" office:value="1.03579" calcext:value-type="float">
            <text:p>1.03579</text:p>
          </table:table-cell>
          <table:table-cell office:value-type="float" office:value="0.350024" calcext:value-type="float">
            <text:p>0.350024</text:p>
          </table:table-cell>
          <table:table-cell office:value-type="float" office:value="0.0399605" calcext:value-type="float">
            <text:p>0.0399605</text:p>
          </table:table-cell>
          <table:table-cell table:number-columns-repeated="4"/>
        </table:table-row>
        <table:table-row table:style-name="ro1">
          <table:table-cell office:value-type="float" office:value="1.04395" calcext:value-type="float">
            <text:p>1.04395</text:p>
          </table:table-cell>
          <table:table-cell office:value-type="float" office:value="0.353594" calcext:value-type="float">
            <text:p>0.353594</text:p>
          </table:table-cell>
          <table:table-cell office:value-type="float" office:value="0.0388432" calcext:value-type="float">
            <text:p>0.0388432</text:p>
          </table:table-cell>
          <table:table-cell table:number-columns-repeated="4"/>
        </table:table-row>
        <table:table-row table:style-name="ro1">
          <table:table-cell office:value-type="float" office:value="1.05211" calcext:value-type="float">
            <text:p>1.05211</text:p>
          </table:table-cell>
          <table:table-cell office:value-type="float" office:value="0.357164" calcext:value-type="float">
            <text:p>0.357164</text:p>
          </table:table-cell>
          <table:table-cell office:value-type="float" office:value="0.037733" calcext:value-type="float">
            <text:p>0.037733</text:p>
          </table:table-cell>
          <table:table-cell table:number-columns-repeated="4"/>
        </table:table-row>
        <table:table-row table:style-name="ro1">
          <table:table-cell office:value-type="float" office:value="1.06027" calcext:value-type="float">
            <text:p>1.06027</text:p>
          </table:table-cell>
          <table:table-cell office:value-type="float" office:value="0.360733" calcext:value-type="float">
            <text:p>0.360733</text:p>
          </table:table-cell>
          <table:table-cell office:value-type="float" office:value="0.0366312" calcext:value-type="float">
            <text:p>0.0366312</text:p>
          </table:table-cell>
          <table:table-cell table:number-columns-repeated="4"/>
        </table:table-row>
        <table:table-row table:style-name="ro1">
          <table:table-cell office:value-type="float" office:value="1.06842" calcext:value-type="float">
            <text:p>1.06842</text:p>
          </table:table-cell>
          <table:table-cell office:value-type="float" office:value="0.364303" calcext:value-type="float">
            <text:p>0.364303</text:p>
          </table:table-cell>
          <table:table-cell office:value-type="float" office:value="0.035518" calcext:value-type="float">
            <text:p>0.035518</text:p>
          </table:table-cell>
          <table:table-cell table:number-columns-repeated="4"/>
        </table:table-row>
        <table:table-row table:style-name="ro1">
          <table:table-cell office:value-type="float" office:value="1.07658" calcext:value-type="float">
            <text:p>1.07658</text:p>
          </table:table-cell>
          <table:table-cell office:value-type="float" office:value="0.367873" calcext:value-type="float">
            <text:p>0.367873</text:p>
          </table:table-cell>
          <table:table-cell office:value-type="float" office:value="0.0344216" calcext:value-type="float">
            <text:p>0.0344216</text:p>
          </table:table-cell>
          <table:table-cell table:number-columns-repeated="4"/>
        </table:table-row>
        <table:table-row table:style-name="ro1">
          <table:table-cell office:value-type="float" office:value="1.08474" calcext:value-type="float">
            <text:p>1.08474</text:p>
          </table:table-cell>
          <table:table-cell office:value-type="float" office:value="0.371442" calcext:value-type="float">
            <text:p>0.371442</text:p>
          </table:table-cell>
          <table:table-cell office:value-type="float" office:value="0.0333181" calcext:value-type="float">
            <text:p>0.0333181</text:p>
          </table:table-cell>
          <table:table-cell table:number-columns-repeated="4"/>
        </table:table-row>
        <table:table-row table:style-name="ro1">
          <table:table-cell office:value-type="float" office:value="1.0929" calcext:value-type="float">
            <text:p>1.0929</text:p>
          </table:table-cell>
          <table:table-cell office:value-type="float" office:value="0.375012" calcext:value-type="float">
            <text:p>0.375012</text:p>
          </table:table-cell>
          <table:table-cell office:value-type="float" office:value="0.0322167" calcext:value-type="float">
            <text:p>0.0322167</text:p>
          </table:table-cell>
          <table:table-cell table:number-columns-repeated="4"/>
        </table:table-row>
        <table:table-row table:style-name="ro1">
          <table:table-cell office:value-type="float" office:value="1.10105" calcext:value-type="float">
            <text:p>1.10105</text:p>
          </table:table-cell>
          <table:table-cell office:value-type="float" office:value="0.378582" calcext:value-type="float">
            <text:p>0.378582</text:p>
          </table:table-cell>
          <table:table-cell office:value-type="float" office:value="0.0311153" calcext:value-type="float">
            <text:p>0.0311153</text:p>
          </table:table-cell>
          <table:table-cell table:number-columns-repeated="4"/>
        </table:table-row>
        <table:table-row table:style-name="ro1">
          <table:table-cell office:value-type="float" office:value="1.10921" calcext:value-type="float">
            <text:p>1.10921</text:p>
          </table:table-cell>
          <table:table-cell office:value-type="float" office:value="0.382152" calcext:value-type="float">
            <text:p>0.382152</text:p>
          </table:table-cell>
          <table:table-cell office:value-type="float" office:value="0.0300221" calcext:value-type="float">
            <text:p>0.0300221</text:p>
          </table:table-cell>
          <table:table-cell table:number-columns-repeated="4"/>
        </table:table-row>
        <table:table-row table:style-name="ro1">
          <table:table-cell office:value-type="float" office:value="1.11737" calcext:value-type="float">
            <text:p>1.11737</text:p>
          </table:table-cell>
          <table:table-cell office:value-type="float" office:value="0.385721" calcext:value-type="float">
            <text:p>0.385721</text:p>
          </table:table-cell>
          <table:table-cell office:value-type="float" office:value="0.0289272" calcext:value-type="float">
            <text:p>0.0289272</text:p>
          </table:table-cell>
          <table:table-cell table:number-columns-repeated="4"/>
        </table:table-row>
        <table:table-row table:style-name="ro1">
          <table:table-cell office:value-type="float" office:value="1.12553" calcext:value-type="float">
            <text:p>1.12553</text:p>
          </table:table-cell>
          <table:table-cell office:value-type="float" office:value="0.389291" calcext:value-type="float">
            <text:p>0.389291</text:p>
          </table:table-cell>
          <table:table-cell office:value-type="float" office:value="0.0278298" calcext:value-type="float">
            <text:p>0.0278298</text:p>
          </table:table-cell>
          <table:table-cell table:number-columns-repeated="4"/>
        </table:table-row>
        <table:table-row table:style-name="ro1">
          <table:table-cell office:value-type="float" office:value="1.13368" calcext:value-type="float">
            <text:p>1.13368</text:p>
          </table:table-cell>
          <table:table-cell office:value-type="float" office:value="0.392861" calcext:value-type="float">
            <text:p>0.392861</text:p>
          </table:table-cell>
          <table:table-cell office:value-type="float" office:value="0.0267363" calcext:value-type="float">
            <text:p>0.0267363</text:p>
          </table:table-cell>
          <table:table-cell table:number-columns-repeated="4"/>
        </table:table-row>
        <table:table-row table:style-name="ro1">
          <table:table-cell office:value-type="float" office:value="1.14184" calcext:value-type="float">
            <text:p>1.14184</text:p>
          </table:table-cell>
          <table:table-cell office:value-type="float" office:value="0.39643" calcext:value-type="float">
            <text:p>0.39643</text:p>
          </table:table-cell>
          <table:table-cell office:value-type="float" office:value="0.0256478" calcext:value-type="float">
            <text:p>0.025647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relationship_allegro.A1:relationship_allegro.C1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12:44:31.293754380</dc:date>
    <meta:editing-duration>PT1H17M37S</meta:editing-duration>
    <meta:editing-cycles>4</meta:editing-cycles>
    <meta:generator>LibreOffice/5.1.6.2$Linux_X86_64 LibreOffice_project/10m0$Build-2</meta:generator>
    <meta:document-statistic meta:table-count="1" meta:cell-count="5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dash" draw:stroke-dash="Ultrafine_20_Dotted_20__28_var_29_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05cm" chart:symbol-height="0.0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835cm" svg:height="13.096cm" xlink:href=".." xlink:type="simple" chart:class="chart:scatter" chart:column-mapping="1 0" chart:style-name="ch1">
        <chart:title svg:x="12.159cm" svg:y="0.397cm" chart:style-name="ch2">
          <text:p>Thumb</text:p>
        </chart:title>
        <chart:legend chart:legend-position="end" svg:x="20.172cm" svg:y="6cm" style:legend-expansion="high" chart:style-name="ch3"/>
        <chart:plot-area chart:style-name="ch4" table:cell-range-address="relationship_allegro.B2:relationship_allegro.C165" svg:x="1.527cm" svg:y="1.437cm" svg:width="18.129cm" svg:height="10.417cm">
          <chartooo:coordinate-region svg:x="2.36cm" svg:y="1.636cm" svg:width="16.964cm" svg:height="10.019cm"/>
          <chart:axis chart:dimension="x" chart:name="primary-x" chart:style-name="ch5">
            <chart:title svg:x="9.528cm" svg:y="12.115cm" chart:style-name="ch6">
              <text:p>Amplitude (m)</text:p>
            </chart:title>
          </chart:axis>
          <chart:axis chart:dimension="y" chart:name="primary-y" chart:style-name="ch5">
            <chart:title svg:x="0.451cm" svg:y="8.131cm" chart:style-name="ch7">
              <text:p>Joint Position (rads)</text:p>
            </chart:title>
            <chart:grid chart:style-name="ch8" chart:class="major"/>
          </chart:axis>
          <chart:series chart:style-name="ch9" chart:values-cell-range-address="relationship_allegro.B2:relationship_allegro.B165" chart:class="chart:scatter">
            <chart:domain table:cell-range-address="relationship_allegro.C2:relationship_allegro.C165"/>
            <chart:regression-curve chart:style-name="ch10">
              <chart:equation chart:display-equation="true" chart:display-r-square="false" svg:x="5.941cm" svg:y="2.327cm"/>
            </chart:regression-curve>
            <chart:data-point chart:repeated="69"/>
            <chart:data-point chart:style-name="ch11"/>
            <chart:data-point chart:repeated="9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274">
                <text:p>0.201274</text:p>
                <draw:g>
                  <svg:desc>relationship_allegro.C2:relationship_allegro.C165</svg:desc>
                </draw:g>
              </table:table-cell>
              <table:table-cell office:value-type="float" office:value="-0.18543">
                <text:p>-0.18543</text:p>
                <draw:g>
                  <svg:desc>relationship_allegro.B2:relationship_allegro.B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0385">
                <text:p>0.200385</text:p>
              </table:table-cell>
              <table:table-cell office:value-type="float" office:value="-0.181861">
                <text:p>-0.181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9476">
                <text:p>0.199476</text:p>
              </table:table-cell>
              <table:table-cell office:value-type="float" office:value="-0.178291">
                <text:p>-0.178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8557">
                <text:p>0.198557</text:p>
              </table:table-cell>
              <table:table-cell office:value-type="float" office:value="-0.174721">
                <text:p>-0.1747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7655">
                <text:p>0.197655</text:p>
              </table:table-cell>
              <table:table-cell office:value-type="float" office:value="-0.171152">
                <text:p>-0.171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735">
                <text:p>0.196735</text:p>
              </table:table-cell>
              <table:table-cell office:value-type="float" office:value="-0.167582">
                <text:p>-0.167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5808">
                <text:p>0.195808</text:p>
              </table:table-cell>
              <table:table-cell office:value-type="float" office:value="-0.164012">
                <text:p>-0.164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4883">
                <text:p>0.194883</text:p>
              </table:table-cell>
              <table:table-cell office:value-type="float" office:value="-0.160442">
                <text:p>-0.160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3954">
                <text:p>0.193954</text:p>
              </table:table-cell>
              <table:table-cell office:value-type="float" office:value="-0.156873">
                <text:p>-0.156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3024">
                <text:p>0.193024</text:p>
              </table:table-cell>
              <table:table-cell office:value-type="float" office:value="-0.153303">
                <text:p>-0.153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2085">
                <text:p>0.192085</text:p>
              </table:table-cell>
              <table:table-cell office:value-type="float" office:value="-0.149733">
                <text:p>-0.149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1135">
                <text:p>0.191135</text:p>
              </table:table-cell>
              <table:table-cell office:value-type="float" office:value="-0.146164">
                <text:p>-0.146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0195">
                <text:p>0.190195</text:p>
              </table:table-cell>
              <table:table-cell office:value-type="float" office:value="-0.142594">
                <text:p>-0.1425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9237">
                <text:p>0.189237</text:p>
              </table:table-cell>
              <table:table-cell office:value-type="float" office:value="-0.139024">
                <text:p>-0.139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8295">
                <text:p>0.188295</text:p>
              </table:table-cell>
              <table:table-cell office:value-type="float" office:value="-0.135455">
                <text:p>-0.135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7344">
                <text:p>0.187344</text:p>
              </table:table-cell>
              <table:table-cell office:value-type="float" office:value="-0.131885">
                <text:p>-0.131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6381">
                <text:p>0.186381</text:p>
              </table:table-cell>
              <table:table-cell office:value-type="float" office:value="-0.128315">
                <text:p>-0.1283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5414">
                <text:p>0.185414</text:p>
              </table:table-cell>
              <table:table-cell office:value-type="float" office:value="-0.124745">
                <text:p>-0.124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4448">
                <text:p>0.184448</text:p>
              </table:table-cell>
              <table:table-cell office:value-type="float" office:value="-0.121176">
                <text:p>-0.121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3471">
                <text:p>0.183471</text:p>
              </table:table-cell>
              <table:table-cell office:value-type="float" office:value="-0.117606">
                <text:p>-0.117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2498">
                <text:p>0.182498</text:p>
              </table:table-cell>
              <table:table-cell office:value-type="float" office:value="-0.114036">
                <text:p>-0.114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1531">
                <text:p>0.181531</text:p>
              </table:table-cell>
              <table:table-cell office:value-type="float" office:value="-0.110467">
                <text:p>-0.110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0537">
                <text:p>0.180537</text:p>
              </table:table-cell>
              <table:table-cell office:value-type="float" office:value="-0.106897">
                <text:p>-0.106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9555">
                <text:p>0.179555</text:p>
              </table:table-cell>
              <table:table-cell office:value-type="float" office:value="-0.103327">
                <text:p>-0.103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857">
                <text:p>0.17857</text:p>
              </table:table-cell>
              <table:table-cell office:value-type="float" office:value="-0.0997576">
                <text:p>-0.0997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7575">
                <text:p>0.177575</text:p>
              </table:table-cell>
              <table:table-cell office:value-type="float" office:value="-0.0961879">
                <text:p>-0.0961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6591">
                <text:p>0.176591</text:p>
              </table:table-cell>
              <table:table-cell office:value-type="float" office:value="-0.0926182">
                <text:p>-0.0926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5591">
                <text:p>0.175591</text:p>
              </table:table-cell>
              <table:table-cell office:value-type="float" office:value="-0.0890485">
                <text:p>-0.08904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4586">
                <text:p>0.174586</text:p>
              </table:table-cell>
              <table:table-cell office:value-type="float" office:value="-0.0854788">
                <text:p>-0.0854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3585">
                <text:p>0.173585</text:p>
              </table:table-cell>
              <table:table-cell office:value-type="float" office:value="-0.0819091">
                <text:p>-0.0819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2571">
                <text:p>0.172571</text:p>
              </table:table-cell>
              <table:table-cell office:value-type="float" office:value="-0.0783394">
                <text:p>-0.0783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1567">
                <text:p>0.171567</text:p>
              </table:table-cell>
              <table:table-cell office:value-type="float" office:value="-0.0747697">
                <text:p>-0.07476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0553">
                <text:p>0.170553</text:p>
              </table:table-cell>
              <table:table-cell office:value-type="float" office:value="-0.0712">
                <text:p>-0.0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9527">
                <text:p>0.169527</text:p>
              </table:table-cell>
              <table:table-cell office:value-type="float" office:value="-0.0676303">
                <text:p>-0.0676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8528">
                <text:p>0.168528</text:p>
              </table:table-cell>
              <table:table-cell office:value-type="float" office:value="-0.0640606">
                <text:p>-0.0640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749">
                <text:p>0.16749</text:p>
              </table:table-cell>
              <table:table-cell office:value-type="float" office:value="-0.0604909">
                <text:p>-0.06049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6462">
                <text:p>0.166462</text:p>
              </table:table-cell>
              <table:table-cell office:value-type="float" office:value="-0.0569212">
                <text:p>-0.0569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5447">
                <text:p>0.165447</text:p>
              </table:table-cell>
              <table:table-cell office:value-type="float" office:value="-0.0533515">
                <text:p>-0.0533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4415">
                <text:p>0.164415</text:p>
              </table:table-cell>
              <table:table-cell office:value-type="float" office:value="-0.0497818">
                <text:p>-0.0497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3376">
                <text:p>0.163376</text:p>
              </table:table-cell>
              <table:table-cell office:value-type="float" office:value="-0.0462121">
                <text:p>-0.0462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2351">
                <text:p>0.162351</text:p>
              </table:table-cell>
              <table:table-cell office:value-type="float" office:value="-0.0426424">
                <text:p>-0.0426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13">
                <text:p>0.1613</text:p>
              </table:table-cell>
              <table:table-cell office:value-type="float" office:value="-0.0390727">
                <text:p>-0.03907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0262">
                <text:p>0.160262</text:p>
              </table:table-cell>
              <table:table-cell office:value-type="float" office:value="-0.035503">
                <text:p>-0.0355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9223">
                <text:p>0.159223</text:p>
              </table:table-cell>
              <table:table-cell office:value-type="float" office:value="-0.0319333">
                <text:p>-0.0319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817">
                <text:p>0.15817</text:p>
              </table:table-cell>
              <table:table-cell office:value-type="float" office:value="-0.0283636">
                <text:p>-0.02836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7131">
                <text:p>0.157131</text:p>
              </table:table-cell>
              <table:table-cell office:value-type="float" office:value="-0.0247939">
                <text:p>-0.02479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6067">
                <text:p>0.156067</text:p>
              </table:table-cell>
              <table:table-cell office:value-type="float" office:value="-0.0212242">
                <text:p>-0.0212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5021">
                <text:p>0.155021</text:p>
              </table:table-cell>
              <table:table-cell office:value-type="float" office:value="-0.0176545">
                <text:p>-0.01765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396">
                <text:p>0.15396</text:p>
              </table:table-cell>
              <table:table-cell office:value-type="float" office:value="-0.0140848">
                <text:p>-0.01408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2899">
                <text:p>0.152899</text:p>
              </table:table-cell>
              <table:table-cell office:value-type="float" office:value="-0.0105152">
                <text:p>-0.0105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1834">
                <text:p>0.151834</text:p>
              </table:table-cell>
              <table:table-cell office:value-type="float" office:value="-0.00694545">
                <text:p>-0.00694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0787">
                <text:p>0.150787</text:p>
              </table:table-cell>
              <table:table-cell office:value-type="float" office:value="-0.00337576">
                <text:p>-0.003375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971">
                <text:p>0.14971</text:p>
              </table:table-cell>
              <table:table-cell office:value-type="float" office:value="0.000193939">
                <text:p>0.0001939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8635">
                <text:p>0.148635</text:p>
              </table:table-cell>
              <table:table-cell office:value-type="float" office:value="0.00376364">
                <text:p>0.003763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7564">
                <text:p>0.147564</text:p>
              </table:table-cell>
              <table:table-cell office:value-type="float" office:value="0.00733333">
                <text:p>0.007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6493">
                <text:p>0.146493</text:p>
              </table:table-cell>
              <table:table-cell office:value-type="float" office:value="0.010903">
                <text:p>0.0109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5419">
                <text:p>0.145419</text:p>
              </table:table-cell>
              <table:table-cell office:value-type="float" office:value="0.0144727">
                <text:p>0.01447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434">
                <text:p>0.14434</text:p>
              </table:table-cell>
              <table:table-cell office:value-type="float" office:value="0.0180424">
                <text:p>0.01804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326">
                <text:p>0.14326</text:p>
              </table:table-cell>
              <table:table-cell office:value-type="float" office:value="0.0216121">
                <text:p>0.0216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2181">
                <text:p>0.142181</text:p>
              </table:table-cell>
              <table:table-cell office:value-type="float" office:value="0.0251818">
                <text:p>0.0251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11">
                <text:p>0.1411</text:p>
              </table:table-cell>
              <table:table-cell office:value-type="float" office:value="0.0287515">
                <text:p>0.02875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0019">
                <text:p>0.140019</text:p>
              </table:table-cell>
              <table:table-cell office:value-type="float" office:value="0.0323212">
                <text:p>0.0323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8917">
                <text:p>0.138917</text:p>
              </table:table-cell>
              <table:table-cell office:value-type="float" office:value="0.0358909">
                <text:p>0.03589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7832">
                <text:p>0.137832</text:p>
              </table:table-cell>
              <table:table-cell office:value-type="float" office:value="0.0394606">
                <text:p>0.03946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673">
                <text:p>0.13673</text:p>
              </table:table-cell>
              <table:table-cell office:value-type="float" office:value="0.0430303">
                <text:p>0.04303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5647">
                <text:p>0.135647</text:p>
              </table:table-cell>
              <table:table-cell office:value-type="float" office:value="0.0466">
                <text:p>0.04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4553">
                <text:p>0.134553</text:p>
              </table:table-cell>
              <table:table-cell office:value-type="float" office:value="0.0501697">
                <text:p>0.05016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3454">
                <text:p>0.133454</text:p>
              </table:table-cell>
              <table:table-cell office:value-type="float" office:value="0.0537394">
                <text:p>0.05373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2356">
                <text:p>0.132356</text:p>
              </table:table-cell>
              <table:table-cell office:value-type="float" office:value="0.0573091">
                <text:p>0.05730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1259">
                <text:p>0.131259</text:p>
              </table:table-cell>
              <table:table-cell office:value-type="float" office:value="0.0608788">
                <text:p>0.06087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0157">
                <text:p>0.130157</text:p>
              </table:table-cell>
              <table:table-cell office:value-type="float" office:value="0.0644485">
                <text:p>0.0644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906">
                <text:p>0.12906</text:p>
              </table:table-cell>
              <table:table-cell office:value-type="float" office:value="0.0680182">
                <text:p>0.06801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7947">
                <text:p>0.127947</text:p>
              </table:table-cell>
              <table:table-cell office:value-type="float" office:value="0.0715879">
                <text:p>0.07158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6843">
                <text:p>0.126843</text:p>
              </table:table-cell>
              <table:table-cell office:value-type="float" office:value="0.0751576">
                <text:p>0.07515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5725">
                <text:p>0.125725</text:p>
              </table:table-cell>
              <table:table-cell office:value-type="float" office:value="0.0787273">
                <text:p>0.07872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4625">
                <text:p>0.124625</text:p>
              </table:table-cell>
              <table:table-cell office:value-type="float" office:value="0.082297">
                <text:p>0.0822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23513">
                <text:p>0.123513</text:p>
              </table:table-cell>
              <table:table-cell office:value-type="float" office:value="0.0858667">
                <text:p>0.0858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2396">
                <text:p>0.122396</text:p>
              </table:table-cell>
              <table:table-cell office:value-type="float" office:value="0.0894364">
                <text:p>0.08943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1279">
                <text:p>0.121279</text:p>
              </table:table-cell>
              <table:table-cell office:value-type="float" office:value="0.0930061">
                <text:p>0.09300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0172">
                <text:p>0.120172</text:p>
              </table:table-cell>
              <table:table-cell office:value-type="float" office:value="0.0965758">
                <text:p>0.09657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9051">
                <text:p>0.119051</text:p>
              </table:table-cell>
              <table:table-cell office:value-type="float" office:value="0.100145">
                <text:p>0.1001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7937">
                <text:p>0.117937</text:p>
              </table:table-cell>
              <table:table-cell office:value-type="float" office:value="0.103715">
                <text:p>0.1037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6822">
                <text:p>0.116822</text:p>
              </table:table-cell>
              <table:table-cell office:value-type="float" office:value="0.107285">
                <text:p>0.1072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5699">
                <text:p>0.115699</text:p>
              </table:table-cell>
              <table:table-cell office:value-type="float" office:value="0.110855">
                <text:p>0.11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4566">
                <text:p>0.114566</text:p>
              </table:table-cell>
              <table:table-cell office:value-type="float" office:value="0.114424">
                <text:p>0.1144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3454">
                <text:p>0.113454</text:p>
              </table:table-cell>
              <table:table-cell office:value-type="float" office:value="0.117994">
                <text:p>0.1179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2328">
                <text:p>0.112328</text:p>
              </table:table-cell>
              <table:table-cell office:value-type="float" office:value="0.121564">
                <text:p>0.1215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1201">
                <text:p>0.111201</text:p>
              </table:table-cell>
              <table:table-cell office:value-type="float" office:value="0.125133">
                <text:p>0.1251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0074">
                <text:p>0.110074</text:p>
              </table:table-cell>
              <table:table-cell office:value-type="float" office:value="0.128703">
                <text:p>0.1287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8957">
                <text:p>0.108957</text:p>
              </table:table-cell>
              <table:table-cell office:value-type="float" office:value="0.132273">
                <text:p>0.1322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7829">
                <text:p>0.107829</text:p>
              </table:table-cell>
              <table:table-cell office:value-type="float" office:value="0.135842">
                <text:p>0.135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6694">
                <text:p>0.106694</text:p>
              </table:table-cell>
              <table:table-cell office:value-type="float" office:value="0.139412">
                <text:p>0.1394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5552">
                <text:p>0.105552</text:p>
              </table:table-cell>
              <table:table-cell office:value-type="float" office:value="0.142982">
                <text:p>0.1429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4432">
                <text:p>0.104432</text:p>
              </table:table-cell>
              <table:table-cell office:value-type="float" office:value="0.146552">
                <text:p>0.1465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3301">
                <text:p>0.103301</text:p>
              </table:table-cell>
              <table:table-cell office:value-type="float" office:value="0.150121">
                <text:p>0.1501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2174">
                <text:p>0.102174</text:p>
              </table:table-cell>
              <table:table-cell office:value-type="float" office:value="0.153691">
                <text:p>0.1536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1044">
                <text:p>0.101044</text:p>
              </table:table-cell>
              <table:table-cell office:value-type="float" office:value="0.157261">
                <text:p>0.1572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9917">
                <text:p>0.099917</text:p>
              </table:table-cell>
              <table:table-cell office:value-type="float" office:value="0.16083">
                <text:p>0.160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7677">
                <text:p>0.0987677</text:p>
              </table:table-cell>
              <table:table-cell office:value-type="float" office:value="0.1644">
                <text:p>0.1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76462">
                <text:p>0.0976462</text:p>
              </table:table-cell>
              <table:table-cell office:value-type="float" office:value="0.16797">
                <text:p>0.167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6506">
                <text:p>0.096506</text:p>
              </table:table-cell>
              <table:table-cell office:value-type="float" office:value="0.171539">
                <text:p>0.1715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53694">
                <text:p>0.0953694</text:p>
              </table:table-cell>
              <table:table-cell office:value-type="float" office:value="0.175109">
                <text:p>0.175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42402">
                <text:p>0.0942402</text:p>
              </table:table-cell>
              <table:table-cell office:value-type="float" office:value="0.178679">
                <text:p>0.1786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31036">
                <text:p>0.0931036</text:p>
              </table:table-cell>
              <table:table-cell office:value-type="float" office:value="0.182248">
                <text:p>0.1822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19719">
                <text:p>0.0919719</text:p>
              </table:table-cell>
              <table:table-cell office:value-type="float" office:value="0.185818">
                <text:p>0.1858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08193">
                <text:p>0.0908193</text:p>
              </table:table-cell>
              <table:table-cell office:value-type="float" office:value="0.189388">
                <text:p>0.189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9678">
                <text:p>0.089678</text:p>
              </table:table-cell>
              <table:table-cell office:value-type="float" office:value="0.192958">
                <text:p>0.1929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85592">
                <text:p>0.0885592</text:p>
              </table:table-cell>
              <table:table-cell office:value-type="float" office:value="0.196527">
                <text:p>0.1965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74195">
                <text:p>0.0874195</text:p>
              </table:table-cell>
              <table:table-cell office:value-type="float" office:value="0.200097">
                <text:p>0.2000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62873">
                <text:p>0.0862873</text:p>
              </table:table-cell>
              <table:table-cell office:value-type="float" office:value="0.203667">
                <text:p>0.203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51528">
                <text:p>0.0851528</text:p>
              </table:table-cell>
              <table:table-cell office:value-type="float" office:value="0.207236">
                <text:p>0.207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40026">
                <text:p>0.0840026</text:p>
              </table:table-cell>
              <table:table-cell office:value-type="float" office:value="0.210806">
                <text:p>0.2108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28631">
                <text:p>0.0828631</text:p>
              </table:table-cell>
              <table:table-cell office:value-type="float" office:value="0.214376">
                <text:p>0.2143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17261">
                <text:p>0.0817261</text:p>
              </table:table-cell>
              <table:table-cell office:value-type="float" office:value="0.217945">
                <text:p>0.2179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059">
                <text:p>0.08059</text:p>
              </table:table-cell>
              <table:table-cell office:value-type="float" office:value="0.221515">
                <text:p>0.2215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94534">
                <text:p>0.0794534</text:p>
              </table:table-cell>
              <table:table-cell office:value-type="float" office:value="0.225085">
                <text:p>0.2250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783196">
                <text:p>0.0783196</text:p>
              </table:table-cell>
              <table:table-cell office:value-type="float" office:value="0.228655">
                <text:p>0.2286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7718">
                <text:p>0.07718</text:p>
              </table:table-cell>
              <table:table-cell office:value-type="float" office:value="0.232224">
                <text:p>0.232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760488">
                <text:p>0.0760488</text:p>
              </table:table-cell>
              <table:table-cell office:value-type="float" office:value="0.235794">
                <text:p>0.2357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49066">
                <text:p>0.0749066</text:p>
              </table:table-cell>
              <table:table-cell office:value-type="float" office:value="0.239364">
                <text:p>0.2393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37677">
                <text:p>0.0737677</text:p>
              </table:table-cell>
              <table:table-cell office:value-type="float" office:value="0.242933">
                <text:p>0.2429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726217">
                <text:p>0.0726217</text:p>
              </table:table-cell>
              <table:table-cell office:value-type="float" office:value="0.246503">
                <text:p>0.2465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714968">
                <text:p>0.0714968</text:p>
              </table:table-cell>
              <table:table-cell office:value-type="float" office:value="0.250073">
                <text:p>0.2500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703538">
                <text:p>0.0703538</text:p>
              </table:table-cell>
              <table:table-cell office:value-type="float" office:value="0.253642">
                <text:p>0.2536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92236">
                <text:p>0.0692236</text:p>
              </table:table-cell>
              <table:table-cell office:value-type="float" office:value="0.257212">
                <text:p>0.2572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8083">
                <text:p>0.068083</text:p>
              </table:table-cell>
              <table:table-cell office:value-type="float" office:value="0.260782">
                <text:p>0.2607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69547">
                <text:p>0.0669547</text:p>
              </table:table-cell>
              <table:table-cell office:value-type="float" office:value="0.264352">
                <text:p>0.2643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58197">
                <text:p>0.0658197</text:p>
              </table:table-cell>
              <table:table-cell office:value-type="float" office:value="0.267921">
                <text:p>0.2679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46735">
                <text:p>0.0646735</text:p>
              </table:table-cell>
              <table:table-cell office:value-type="float" office:value="0.271491">
                <text:p>0.2714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35348">
                <text:p>0.0635348</text:p>
              </table:table-cell>
              <table:table-cell office:value-type="float" office:value="0.275061">
                <text:p>0.2750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24074">
                <text:p>0.0624074</text:p>
              </table:table-cell>
              <table:table-cell office:value-type="float" office:value="0.27863">
                <text:p>0.27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12916">
                <text:p>0.0612916</text:p>
              </table:table-cell>
              <table:table-cell office:value-type="float" office:value="0.2822">
                <text:p>0.28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01587">
                <text:p>0.0601587</text:p>
              </table:table-cell>
              <table:table-cell office:value-type="float" office:value="0.28577">
                <text:p>0.285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90292">
                <text:p>0.0590292</text:p>
              </table:table-cell>
              <table:table-cell office:value-type="float" office:value="0.289339">
                <text:p>0.2893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78924">
                <text:p>0.0578924</text:p>
              </table:table-cell>
              <table:table-cell office:value-type="float" office:value="0.292909">
                <text:p>0.292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67645">
                <text:p>0.0567645</text:p>
              </table:table-cell>
              <table:table-cell office:value-type="float" office:value="0.296479">
                <text:p>0.2964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56331">
                <text:p>0.0556331</text:p>
              </table:table-cell>
              <table:table-cell office:value-type="float" office:value="0.300048">
                <text:p>0.3000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45128">
                <text:p>0.0545128</text:p>
              </table:table-cell>
              <table:table-cell office:value-type="float" office:value="0.303618">
                <text:p>0.3036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33818">
                <text:p>0.0533818</text:p>
              </table:table-cell>
              <table:table-cell office:value-type="float" office:value="0.307188">
                <text:p>0.3071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22593">
                <text:p>0.0522593</text:p>
              </table:table-cell>
              <table:table-cell office:value-type="float" office:value="0.310758">
                <text:p>0.3107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11303">
                <text:p>0.0511303</text:p>
              </table:table-cell>
              <table:table-cell office:value-type="float" office:value="0.314327">
                <text:p>0.3143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00073">
                <text:p>0.0500073</text:p>
              </table:table-cell>
              <table:table-cell office:value-type="float" office:value="0.317897">
                <text:p>0.3178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88834">
                <text:p>0.0488834</text:p>
              </table:table-cell>
              <table:table-cell office:value-type="float" office:value="0.321467">
                <text:p>0.3214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77742">
                <text:p>0.0477742</text:p>
              </table:table-cell>
              <table:table-cell office:value-type="float" office:value="0.325036">
                <text:p>0.3250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66454">
                <text:p>0.0466454</text:p>
              </table:table-cell>
              <table:table-cell office:value-type="float" office:value="0.328606">
                <text:p>0.3286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55266">
                <text:p>0.0455266</text:p>
              </table:table-cell>
              <table:table-cell office:value-type="float" office:value="0.332176">
                <text:p>0.3321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44086">
                <text:p>0.0444086</text:p>
              </table:table-cell>
              <table:table-cell office:value-type="float" office:value="0.335745">
                <text:p>0.3357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32969">
                <text:p>0.0432969</text:p>
              </table:table-cell>
              <table:table-cell office:value-type="float" office:value="0.339315">
                <text:p>0.3393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21791">
                <text:p>0.0421791</text:p>
              </table:table-cell>
              <table:table-cell office:value-type="float" office:value="0.342885">
                <text:p>0.3428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10648">
                <text:p>0.0410648</text:p>
              </table:table-cell>
              <table:table-cell office:value-type="float" office:value="0.346455">
                <text:p>0.3464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99605">
                <text:p>0.0399605</text:p>
              </table:table-cell>
              <table:table-cell office:value-type="float" office:value="0.350024">
                <text:p>0.3500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88432">
                <text:p>0.0388432</text:p>
              </table:table-cell>
              <table:table-cell office:value-type="float" office:value="0.353594">
                <text:p>0.3535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7733">
                <text:p>0.037733</text:p>
              </table:table-cell>
              <table:table-cell office:value-type="float" office:value="0.357164">
                <text:p>0.3571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66312">
                <text:p>0.0366312</text:p>
              </table:table-cell>
              <table:table-cell office:value-type="float" office:value="0.360733">
                <text:p>0.3607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5518">
                <text:p>0.035518</text:p>
              </table:table-cell>
              <table:table-cell office:value-type="float" office:value="0.364303">
                <text:p>0.3643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44216">
                <text:p>0.0344216</text:p>
              </table:table-cell>
              <table:table-cell office:value-type="float" office:value="0.367873">
                <text:p>0.3678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33181">
                <text:p>0.0333181</text:p>
              </table:table-cell>
              <table:table-cell office:value-type="float" office:value="0.371442">
                <text:p>0.3714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22167">
                <text:p>0.0322167</text:p>
              </table:table-cell>
              <table:table-cell office:value-type="float" office:value="0.375012">
                <text:p>0.3750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11153">
                <text:p>0.0311153</text:p>
              </table:table-cell>
              <table:table-cell office:value-type="float" office:value="0.378582">
                <text:p>0.3785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00221">
                <text:p>0.0300221</text:p>
              </table:table-cell>
              <table:table-cell office:value-type="float" office:value="0.382152">
                <text:p>0.3821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89272">
                <text:p>0.0289272</text:p>
              </table:table-cell>
              <table:table-cell office:value-type="float" office:value="0.385721">
                <text:p>0.3857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78298">
                <text:p>0.0278298</text:p>
              </table:table-cell>
              <table:table-cell office:value-type="float" office:value="0.389291">
                <text:p>0.3892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67363">
                <text:p>0.0267363</text:p>
              </table:table-cell>
              <table:table-cell office:value-type="float" office:value="0.392861">
                <text:p>0.3928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56478">
                <text:p>0.0256478</text:p>
              </table:table-cell>
              <table:table-cell office:value-type="float" office:value="0.39643">
                <text:p>0.39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dash" draw:stroke-dash="Ultrafine_20_Dotted_20__28_var_29_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05cm" chart:symbol-height="0.0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835cm" svg:height="13.096cm" xlink:href=".." xlink:type="simple" chart:class="chart:scatter" chart:column-mapping="1 0" chart:style-name="ch1">
        <chart:title svg:x="12.159cm" svg:y="0.397cm" chart:style-name="ch2">
          <text:p>fingers</text:p>
        </chart:title>
        <chart:legend chart:legend-position="end" svg:x="20.198cm" svg:y="6cm" style:legend-expansion="high" chart:style-name="ch3"/>
        <chart:plot-area chart:style-name="ch4" table:cell-range-address="relationship_allegro.C2:relationship_allegro.C165 relationship_allegro.A2:relationship_allegro.A165" svg:x="1.527cm" svg:y="1.437cm" svg:width="18.155cm" svg:height="10.417cm">
          <chartooo:coordinate-region svg:x="2.36cm" svg:y="1.562cm" svg:width="16.99cm" svg:height="10.019cm"/>
          <chart:axis chart:dimension="x" chart:name="primary-x" chart:style-name="ch5">
            <chart:title svg:x="9.541cm" svg:y="12.115cm" chart:style-name="ch6">
              <text:p>Amplitude (m)</text:p>
            </chart:title>
          </chart:axis>
          <chart:axis chart:dimension="y" chart:name="primary-y" chart:style-name="ch5">
            <chart:title svg:x="0.451cm" svg:y="8.131cm" chart:style-name="ch7">
              <text:p>Joint Position (rads)</text:p>
            </chart:title>
            <chart:grid chart:style-name="ch8" chart:class="major"/>
          </chart:axis>
          <chart:series chart:style-name="ch9" chart:values-cell-range-address="relationship_allegro.A2:relationship_allegro.A165" chart:class="chart:scatter">
            <chart:domain table:cell-range-address="relationship_allegro.C2:relationship_allegro.C165"/>
            <chart:regression-curve chart:style-name="ch10">
              <chart:equation chart:display-equation="true" chart:display-r-square="false" svg:x="6.326cm" svg:y="1.903cm"/>
            </chart:regression-curve>
            <chart:data-point chart:repeated="69"/>
            <chart:data-point chart:style-name="ch11"/>
            <chart:data-point chart:repeated="9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274">
                <text:p>0.201274</text:p>
                <draw:g>
                  <svg:desc>relationship_allegro.C2:relationship_allegro.C165</svg:desc>
                </draw:g>
              </table:table-cell>
              <table:table-cell office:value-type="float" office:value="-0.187842">
                <text:p>-0.187842</text:p>
                <draw:g>
                  <svg:desc>relationship_allegro.A2:relationship_allegro.A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0385">
                <text:p>0.200385</text:p>
              </table:table-cell>
              <table:table-cell office:value-type="float" office:value="-0.179685">
                <text:p>-0.179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9476">
                <text:p>0.199476</text:p>
              </table:table-cell>
              <table:table-cell office:value-type="float" office:value="-0.171527">
                <text:p>-0.171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8557">
                <text:p>0.198557</text:p>
              </table:table-cell>
              <table:table-cell office:value-type="float" office:value="-0.16337">
                <text:p>-0.16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7655">
                <text:p>0.197655</text:p>
              </table:table-cell>
              <table:table-cell office:value-type="float" office:value="-0.155212">
                <text:p>-0.155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735">
                <text:p>0.196735</text:p>
              </table:table-cell>
              <table:table-cell office:value-type="float" office:value="-0.147055">
                <text:p>-0.147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5808">
                <text:p>0.195808</text:p>
              </table:table-cell>
              <table:table-cell office:value-type="float" office:value="-0.138897">
                <text:p>-0.138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4883">
                <text:p>0.194883</text:p>
              </table:table-cell>
              <table:table-cell office:value-type="float" office:value="-0.130739">
                <text:p>-0.130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3954">
                <text:p>0.193954</text:p>
              </table:table-cell>
              <table:table-cell office:value-type="float" office:value="-0.122582">
                <text:p>-0.122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3024">
                <text:p>0.193024</text:p>
              </table:table-cell>
              <table:table-cell office:value-type="float" office:value="-0.114424">
                <text:p>-0.114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2085">
                <text:p>0.192085</text:p>
              </table:table-cell>
              <table:table-cell office:value-type="float" office:value="-0.106267">
                <text:p>-0.106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1135">
                <text:p>0.191135</text:p>
              </table:table-cell>
              <table:table-cell office:value-type="float" office:value="-0.0981091">
                <text:p>-0.0981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0195">
                <text:p>0.190195</text:p>
              </table:table-cell>
              <table:table-cell office:value-type="float" office:value="-0.0899515">
                <text:p>-0.0899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9237">
                <text:p>0.189237</text:p>
              </table:table-cell>
              <table:table-cell office:value-type="float" office:value="-0.0817939">
                <text:p>-0.0817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8295">
                <text:p>0.188295</text:p>
              </table:table-cell>
              <table:table-cell office:value-type="float" office:value="-0.0736364">
                <text:p>-0.0736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7344">
                <text:p>0.187344</text:p>
              </table:table-cell>
              <table:table-cell office:value-type="float" office:value="-0.0654788">
                <text:p>-0.0654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6381">
                <text:p>0.186381</text:p>
              </table:table-cell>
              <table:table-cell office:value-type="float" office:value="-0.0573212">
                <text:p>-0.0573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5414">
                <text:p>0.185414</text:p>
              </table:table-cell>
              <table:table-cell office:value-type="float" office:value="-0.0491636">
                <text:p>-0.0491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4448">
                <text:p>0.184448</text:p>
              </table:table-cell>
              <table:table-cell office:value-type="float" office:value="-0.0410061">
                <text:p>-0.04100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3471">
                <text:p>0.183471</text:p>
              </table:table-cell>
              <table:table-cell office:value-type="float" office:value="-0.0328485">
                <text:p>-0.0328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2498">
                <text:p>0.182498</text:p>
              </table:table-cell>
              <table:table-cell office:value-type="float" office:value="-0.0246909">
                <text:p>-0.0246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1531">
                <text:p>0.181531</text:p>
              </table:table-cell>
              <table:table-cell office:value-type="float" office:value="-0.0165333">
                <text:p>-0.0165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0537">
                <text:p>0.180537</text:p>
              </table:table-cell>
              <table:table-cell office:value-type="float" office:value="-0.00837576">
                <text:p>-0.00837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9555">
                <text:p>0.179555</text:p>
              </table:table-cell>
              <table:table-cell office:value-type="float" office:value="-0.000218182">
                <text:p>-0.000218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857">
                <text:p>0.17857</text:p>
              </table:table-cell>
              <table:table-cell office:value-type="float" office:value="0.00793939">
                <text:p>0.007939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7575">
                <text:p>0.177575</text:p>
              </table:table-cell>
              <table:table-cell office:value-type="float" office:value="0.016097">
                <text:p>0.016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6591">
                <text:p>0.176591</text:p>
              </table:table-cell>
              <table:table-cell office:value-type="float" office:value="0.0242545">
                <text:p>0.0242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5591">
                <text:p>0.175591</text:p>
              </table:table-cell>
              <table:table-cell office:value-type="float" office:value="0.0324121">
                <text:p>0.03241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4586">
                <text:p>0.174586</text:p>
              </table:table-cell>
              <table:table-cell office:value-type="float" office:value="0.0405697">
                <text:p>0.0405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3585">
                <text:p>0.173585</text:p>
              </table:table-cell>
              <table:table-cell office:value-type="float" office:value="0.0487273">
                <text:p>0.0487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2571">
                <text:p>0.172571</text:p>
              </table:table-cell>
              <table:table-cell office:value-type="float" office:value="0.0568848">
                <text:p>0.0568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1567">
                <text:p>0.171567</text:p>
              </table:table-cell>
              <table:table-cell office:value-type="float" office:value="0.0650424">
                <text:p>0.06504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0553">
                <text:p>0.170553</text:p>
              </table:table-cell>
              <table:table-cell office:value-type="float" office:value="0.0732">
                <text:p>0.07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9527">
                <text:p>0.169527</text:p>
              </table:table-cell>
              <table:table-cell office:value-type="float" office:value="0.0813576">
                <text:p>0.0813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8528">
                <text:p>0.168528</text:p>
              </table:table-cell>
              <table:table-cell office:value-type="float" office:value="0.0895152">
                <text:p>0.0895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749">
                <text:p>0.16749</text:p>
              </table:table-cell>
              <table:table-cell office:value-type="float" office:value="0.0976727">
                <text:p>0.09767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6462">
                <text:p>0.166462</text:p>
              </table:table-cell>
              <table:table-cell office:value-type="float" office:value="0.10583">
                <text:p>0.105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5447">
                <text:p>0.165447</text:p>
              </table:table-cell>
              <table:table-cell office:value-type="float" office:value="0.113988">
                <text:p>0.1139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4415">
                <text:p>0.164415</text:p>
              </table:table-cell>
              <table:table-cell office:value-type="float" office:value="0.122145">
                <text:p>0.1221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3376">
                <text:p>0.163376</text:p>
              </table:table-cell>
              <table:table-cell office:value-type="float" office:value="0.130303">
                <text:p>0.1303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2351">
                <text:p>0.162351</text:p>
              </table:table-cell>
              <table:table-cell office:value-type="float" office:value="0.138461">
                <text:p>0.138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13">
                <text:p>0.1613</text:p>
              </table:table-cell>
              <table:table-cell office:value-type="float" office:value="0.146618">
                <text:p>0.14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0262">
                <text:p>0.160262</text:p>
              </table:table-cell>
              <table:table-cell office:value-type="float" office:value="0.154776">
                <text:p>0.1547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9223">
                <text:p>0.159223</text:p>
              </table:table-cell>
              <table:table-cell office:value-type="float" office:value="0.162933">
                <text:p>0.1629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817">
                <text:p>0.15817</text:p>
              </table:table-cell>
              <table:table-cell office:value-type="float" office:value="0.171091">
                <text:p>0.1710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7131">
                <text:p>0.157131</text:p>
              </table:table-cell>
              <table:table-cell office:value-type="float" office:value="0.179248">
                <text:p>0.1792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6067">
                <text:p>0.156067</text:p>
              </table:table-cell>
              <table:table-cell office:value-type="float" office:value="0.187406">
                <text:p>0.187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5021">
                <text:p>0.155021</text:p>
              </table:table-cell>
              <table:table-cell office:value-type="float" office:value="0.195564">
                <text:p>0.1955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396">
                <text:p>0.15396</text:p>
              </table:table-cell>
              <table:table-cell office:value-type="float" office:value="0.203721">
                <text:p>0.2037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2899">
                <text:p>0.152899</text:p>
              </table:table-cell>
              <table:table-cell office:value-type="float" office:value="0.211879">
                <text:p>0.2118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1834">
                <text:p>0.151834</text:p>
              </table:table-cell>
              <table:table-cell office:value-type="float" office:value="0.220036">
                <text:p>0.2200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0787">
                <text:p>0.150787</text:p>
              </table:table-cell>
              <table:table-cell office:value-type="float" office:value="0.228194">
                <text:p>0.2281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971">
                <text:p>0.14971</text:p>
              </table:table-cell>
              <table:table-cell office:value-type="float" office:value="0.236352">
                <text:p>0.2363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8635">
                <text:p>0.148635</text:p>
              </table:table-cell>
              <table:table-cell office:value-type="float" office:value="0.244509">
                <text:p>0.2445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7564">
                <text:p>0.147564</text:p>
              </table:table-cell>
              <table:table-cell office:value-type="float" office:value="0.252667">
                <text:p>0.252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6493">
                <text:p>0.146493</text:p>
              </table:table-cell>
              <table:table-cell office:value-type="float" office:value="0.260824">
                <text:p>0.260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5419">
                <text:p>0.145419</text:p>
              </table:table-cell>
              <table:table-cell office:value-type="float" office:value="0.268982">
                <text:p>0.268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434">
                <text:p>0.14434</text:p>
              </table:table-cell>
              <table:table-cell office:value-type="float" office:value="0.277139">
                <text:p>0.277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326">
                <text:p>0.14326</text:p>
              </table:table-cell>
              <table:table-cell office:value-type="float" office:value="0.285297">
                <text:p>0.285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2181">
                <text:p>0.142181</text:p>
              </table:table-cell>
              <table:table-cell office:value-type="float" office:value="0.293455">
                <text:p>0.293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11">
                <text:p>0.1411</text:p>
              </table:table-cell>
              <table:table-cell office:value-type="float" office:value="0.301612">
                <text:p>0.3016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0019">
                <text:p>0.140019</text:p>
              </table:table-cell>
              <table:table-cell office:value-type="float" office:value="0.30977">
                <text:p>0.309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8917">
                <text:p>0.138917</text:p>
              </table:table-cell>
              <table:table-cell office:value-type="float" office:value="0.317927">
                <text:p>0.3179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7832">
                <text:p>0.137832</text:p>
              </table:table-cell>
              <table:table-cell office:value-type="float" office:value="0.326085">
                <text:p>0.3260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673">
                <text:p>0.13673</text:p>
              </table:table-cell>
              <table:table-cell office:value-type="float" office:value="0.334242">
                <text:p>0.3342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5647">
                <text:p>0.135647</text:p>
              </table:table-cell>
              <table:table-cell office:value-type="float" office:value="0.3424">
                <text:p>0.3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4553">
                <text:p>0.134553</text:p>
              </table:table-cell>
              <table:table-cell office:value-type="float" office:value="0.350558">
                <text:p>0.3505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3454">
                <text:p>0.133454</text:p>
              </table:table-cell>
              <table:table-cell office:value-type="float" office:value="0.358715">
                <text:p>0.358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2356">
                <text:p>0.132356</text:p>
              </table:table-cell>
              <table:table-cell office:value-type="float" office:value="0.366873">
                <text:p>0.3668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1259">
                <text:p>0.131259</text:p>
              </table:table-cell>
              <table:table-cell office:value-type="float" office:value="0.37503">
                <text:p>0.375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0157">
                <text:p>0.130157</text:p>
              </table:table-cell>
              <table:table-cell office:value-type="float" office:value="0.383188">
                <text:p>0.383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906">
                <text:p>0.12906</text:p>
              </table:table-cell>
              <table:table-cell office:value-type="float" office:value="0.391345">
                <text:p>0.391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7947">
                <text:p>0.127947</text:p>
              </table:table-cell>
              <table:table-cell office:value-type="float" office:value="0.399503">
                <text:p>0.399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6843">
                <text:p>0.126843</text:p>
              </table:table-cell>
              <table:table-cell office:value-type="float" office:value="0.407661">
                <text:p>0.4076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5725">
                <text:p>0.125725</text:p>
              </table:table-cell>
              <table:table-cell office:value-type="float" office:value="0.415818">
                <text:p>0.4158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4625">
                <text:p>0.124625</text:p>
              </table:table-cell>
              <table:table-cell office:value-type="float" office:value="0.423976">
                <text:p>0.4239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23513">
                <text:p>0.123513</text:p>
              </table:table-cell>
              <table:table-cell office:value-type="float" office:value="0.432133">
                <text:p>0.4321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2396">
                <text:p>0.122396</text:p>
              </table:table-cell>
              <table:table-cell office:value-type="float" office:value="0.440291">
                <text:p>0.4402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1279">
                <text:p>0.121279</text:p>
              </table:table-cell>
              <table:table-cell office:value-type="float" office:value="0.448448">
                <text:p>0.4484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0172">
                <text:p>0.120172</text:p>
              </table:table-cell>
              <table:table-cell office:value-type="float" office:value="0.456606">
                <text:p>0.4566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9051">
                <text:p>0.119051</text:p>
              </table:table-cell>
              <table:table-cell office:value-type="float" office:value="0.464764">
                <text:p>0.4647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7937">
                <text:p>0.117937</text:p>
              </table:table-cell>
              <table:table-cell office:value-type="float" office:value="0.472921">
                <text:p>0.4729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6822">
                <text:p>0.116822</text:p>
              </table:table-cell>
              <table:table-cell office:value-type="float" office:value="0.481079">
                <text:p>0.4810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5699">
                <text:p>0.115699</text:p>
              </table:table-cell>
              <table:table-cell office:value-type="float" office:value="0.489236">
                <text:p>0.4892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4566">
                <text:p>0.114566</text:p>
              </table:table-cell>
              <table:table-cell office:value-type="float" office:value="0.497394">
                <text:p>0.4973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3454">
                <text:p>0.113454</text:p>
              </table:table-cell>
              <table:table-cell office:value-type="float" office:value="0.505552">
                <text:p>0.5055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2328">
                <text:p>0.112328</text:p>
              </table:table-cell>
              <table:table-cell office:value-type="float" office:value="0.513709">
                <text:p>0.5137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1201">
                <text:p>0.111201</text:p>
              </table:table-cell>
              <table:table-cell office:value-type="float" office:value="0.521867">
                <text:p>0.5218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0074">
                <text:p>0.110074</text:p>
              </table:table-cell>
              <table:table-cell office:value-type="float" office:value="0.530024">
                <text:p>0.5300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8957">
                <text:p>0.108957</text:p>
              </table:table-cell>
              <table:table-cell office:value-type="float" office:value="0.538182">
                <text:p>0.5381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7829">
                <text:p>0.107829</text:p>
              </table:table-cell>
              <table:table-cell office:value-type="float" office:value="0.546339">
                <text:p>0.5463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6694">
                <text:p>0.106694</text:p>
              </table:table-cell>
              <table:table-cell office:value-type="float" office:value="0.554497">
                <text:p>0.554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5552">
                <text:p>0.105552</text:p>
              </table:table-cell>
              <table:table-cell office:value-type="float" office:value="0.562655">
                <text:p>0.5626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4432">
                <text:p>0.104432</text:p>
              </table:table-cell>
              <table:table-cell office:value-type="float" office:value="0.570812">
                <text:p>0.5708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3301">
                <text:p>0.103301</text:p>
              </table:table-cell>
              <table:table-cell office:value-type="float" office:value="0.57897">
                <text:p>0.578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2174">
                <text:p>0.102174</text:p>
              </table:table-cell>
              <table:table-cell office:value-type="float" office:value="0.587127">
                <text:p>0.587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1044">
                <text:p>0.101044</text:p>
              </table:table-cell>
              <table:table-cell office:value-type="float" office:value="0.595285">
                <text:p>0.5952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9917">
                <text:p>0.099917</text:p>
              </table:table-cell>
              <table:table-cell office:value-type="float" office:value="0.603442">
                <text:p>0.6034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7677">
                <text:p>0.0987677</text:p>
              </table:table-cell>
              <table:table-cell office:value-type="float" office:value="0.6116">
                <text:p>0.61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76462">
                <text:p>0.0976462</text:p>
              </table:table-cell>
              <table:table-cell office:value-type="float" office:value="0.619758">
                <text:p>0.6197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6506">
                <text:p>0.096506</text:p>
              </table:table-cell>
              <table:table-cell office:value-type="float" office:value="0.627915">
                <text:p>0.6279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53694">
                <text:p>0.0953694</text:p>
              </table:table-cell>
              <table:table-cell office:value-type="float" office:value="0.636073">
                <text:p>0.6360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42402">
                <text:p>0.0942402</text:p>
              </table:table-cell>
              <table:table-cell office:value-type="float" office:value="0.64423">
                <text:p>0.644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31036">
                <text:p>0.0931036</text:p>
              </table:table-cell>
              <table:table-cell office:value-type="float" office:value="0.652388">
                <text:p>0.6523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19719">
                <text:p>0.0919719</text:p>
              </table:table-cell>
              <table:table-cell office:value-type="float" office:value="0.660545">
                <text:p>0.660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08193">
                <text:p>0.0908193</text:p>
              </table:table-cell>
              <table:table-cell office:value-type="float" office:value="0.668703">
                <text:p>0.6687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9678">
                <text:p>0.089678</text:p>
              </table:table-cell>
              <table:table-cell office:value-type="float" office:value="0.676861">
                <text:p>0.6768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85592">
                <text:p>0.0885592</text:p>
              </table:table-cell>
              <table:table-cell office:value-type="float" office:value="0.685018">
                <text:p>0.6850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74195">
                <text:p>0.0874195</text:p>
              </table:table-cell>
              <table:table-cell office:value-type="float" office:value="0.693176">
                <text:p>0.6931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62873">
                <text:p>0.0862873</text:p>
              </table:table-cell>
              <table:table-cell office:value-type="float" office:value="0.701333">
                <text:p>0.701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51528">
                <text:p>0.0851528</text:p>
              </table:table-cell>
              <table:table-cell office:value-type="float" office:value="0.709491">
                <text:p>0.709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40026">
                <text:p>0.0840026</text:p>
              </table:table-cell>
              <table:table-cell office:value-type="float" office:value="0.717648">
                <text:p>0.7176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28631">
                <text:p>0.0828631</text:p>
              </table:table-cell>
              <table:table-cell office:value-type="float" office:value="0.725806">
                <text:p>0.7258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17261">
                <text:p>0.0817261</text:p>
              </table:table-cell>
              <table:table-cell office:value-type="float" office:value="0.733964">
                <text:p>0.7339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059">
                <text:p>0.08059</text:p>
              </table:table-cell>
              <table:table-cell office:value-type="float" office:value="0.742121">
                <text:p>0.7421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94534">
                <text:p>0.0794534</text:p>
              </table:table-cell>
              <table:table-cell office:value-type="float" office:value="0.750279">
                <text:p>0.7502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783196">
                <text:p>0.0783196</text:p>
              </table:table-cell>
              <table:table-cell office:value-type="float" office:value="0.758436">
                <text:p>0.7584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7718">
                <text:p>0.07718</text:p>
              </table:table-cell>
              <table:table-cell office:value-type="float" office:value="0.766594">
                <text:p>0.7665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760488">
                <text:p>0.0760488</text:p>
              </table:table-cell>
              <table:table-cell office:value-type="float" office:value="0.774752">
                <text:p>0.7747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49066">
                <text:p>0.0749066</text:p>
              </table:table-cell>
              <table:table-cell office:value-type="float" office:value="0.782909">
                <text:p>0.7829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37677">
                <text:p>0.0737677</text:p>
              </table:table-cell>
              <table:table-cell office:value-type="float" office:value="0.791067">
                <text:p>0.7910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726217">
                <text:p>0.0726217</text:p>
              </table:table-cell>
              <table:table-cell office:value-type="float" office:value="0.799224">
                <text:p>0.7992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714968">
                <text:p>0.0714968</text:p>
              </table:table-cell>
              <table:table-cell office:value-type="float" office:value="0.807382">
                <text:p>0.8073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703538">
                <text:p>0.0703538</text:p>
              </table:table-cell>
              <table:table-cell office:value-type="float" office:value="0.815539">
                <text:p>0.8155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92236">
                <text:p>0.0692236</text:p>
              </table:table-cell>
              <table:table-cell office:value-type="float" office:value="0.823697">
                <text:p>0.8236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8083">
                <text:p>0.068083</text:p>
              </table:table-cell>
              <table:table-cell office:value-type="float" office:value="0.831855">
                <text:p>0.8318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69547">
                <text:p>0.0669547</text:p>
              </table:table-cell>
              <table:table-cell office:value-type="float" office:value="0.840012">
                <text:p>0.8400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58197">
                <text:p>0.0658197</text:p>
              </table:table-cell>
              <table:table-cell office:value-type="float" office:value="0.84817">
                <text:p>0.848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46735">
                <text:p>0.0646735</text:p>
              </table:table-cell>
              <table:table-cell office:value-type="float" office:value="0.856327">
                <text:p>0.8563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35348">
                <text:p>0.0635348</text:p>
              </table:table-cell>
              <table:table-cell office:value-type="float" office:value="0.864485">
                <text:p>0.8644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24074">
                <text:p>0.0624074</text:p>
              </table:table-cell>
              <table:table-cell office:value-type="float" office:value="0.872642">
                <text:p>0.8726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12916">
                <text:p>0.0612916</text:p>
              </table:table-cell>
              <table:table-cell office:value-type="float" office:value="0.8808">
                <text:p>0.88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01587">
                <text:p>0.0601587</text:p>
              </table:table-cell>
              <table:table-cell office:value-type="float" office:value="0.888958">
                <text:p>0.8889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90292">
                <text:p>0.0590292</text:p>
              </table:table-cell>
              <table:table-cell office:value-type="float" office:value="0.897115">
                <text:p>0.8971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78924">
                <text:p>0.0578924</text:p>
              </table:table-cell>
              <table:table-cell office:value-type="float" office:value="0.905273">
                <text:p>0.9052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67645">
                <text:p>0.0567645</text:p>
              </table:table-cell>
              <table:table-cell office:value-type="float" office:value="0.91343">
                <text:p>0.913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56331">
                <text:p>0.0556331</text:p>
              </table:table-cell>
              <table:table-cell office:value-type="float" office:value="0.921588">
                <text:p>0.9215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45128">
                <text:p>0.0545128</text:p>
              </table:table-cell>
              <table:table-cell office:value-type="float" office:value="0.929745">
                <text:p>0.9297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33818">
                <text:p>0.0533818</text:p>
              </table:table-cell>
              <table:table-cell office:value-type="float" office:value="0.937903">
                <text:p>0.9379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22593">
                <text:p>0.0522593</text:p>
              </table:table-cell>
              <table:table-cell office:value-type="float" office:value="0.946061">
                <text:p>0.9460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11303">
                <text:p>0.0511303</text:p>
              </table:table-cell>
              <table:table-cell office:value-type="float" office:value="0.954218">
                <text:p>0.9542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00073">
                <text:p>0.0500073</text:p>
              </table:table-cell>
              <table:table-cell office:value-type="float" office:value="0.962376">
                <text:p>0.9623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88834">
                <text:p>0.0488834</text:p>
              </table:table-cell>
              <table:table-cell office:value-type="float" office:value="0.970533">
                <text:p>0.9705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77742">
                <text:p>0.0477742</text:p>
              </table:table-cell>
              <table:table-cell office:value-type="float" office:value="0.978691">
                <text:p>0.9786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66454">
                <text:p>0.0466454</text:p>
              </table:table-cell>
              <table:table-cell office:value-type="float" office:value="0.986848">
                <text:p>0.9868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55266">
                <text:p>0.0455266</text:p>
              </table:table-cell>
              <table:table-cell office:value-type="float" office:value="0.995006">
                <text:p>0.995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44086">
                <text:p>0.0444086</text:p>
              </table:table-cell>
              <table:table-cell office:value-type="float" office:value="1.00316">
                <text:p>1.003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32969">
                <text:p>0.0432969</text:p>
              </table:table-cell>
              <table:table-cell office:value-type="float" office:value="1.01132">
                <text:p>1.011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21791">
                <text:p>0.0421791</text:p>
              </table:table-cell>
              <table:table-cell office:value-type="float" office:value="1.01948">
                <text:p>1.019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10648">
                <text:p>0.0410648</text:p>
              </table:table-cell>
              <table:table-cell office:value-type="float" office:value="1.02764">
                <text:p>1.027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99605">
                <text:p>0.0399605</text:p>
              </table:table-cell>
              <table:table-cell office:value-type="float" office:value="1.03579">
                <text:p>1.035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88432">
                <text:p>0.0388432</text:p>
              </table:table-cell>
              <table:table-cell office:value-type="float" office:value="1.04395">
                <text:p>1.043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7733">
                <text:p>0.037733</text:p>
              </table:table-cell>
              <table:table-cell office:value-type="float" office:value="1.05211">
                <text:p>1.052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66312">
                <text:p>0.0366312</text:p>
              </table:table-cell>
              <table:table-cell office:value-type="float" office:value="1.06027">
                <text:p>1.060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5518">
                <text:p>0.035518</text:p>
              </table:table-cell>
              <table:table-cell office:value-type="float" office:value="1.06842">
                <text:p>1.068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44216">
                <text:p>0.0344216</text:p>
              </table:table-cell>
              <table:table-cell office:value-type="float" office:value="1.07658">
                <text:p>1.076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33181">
                <text:p>0.0333181</text:p>
              </table:table-cell>
              <table:table-cell office:value-type="float" office:value="1.08474">
                <text:p>1.084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22167">
                <text:p>0.0322167</text:p>
              </table:table-cell>
              <table:table-cell office:value-type="float" office:value="1.0929">
                <text:p>1.09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11153">
                <text:p>0.0311153</text:p>
              </table:table-cell>
              <table:table-cell office:value-type="float" office:value="1.10105">
                <text:p>1.101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00221">
                <text:p>0.0300221</text:p>
              </table:table-cell>
              <table:table-cell office:value-type="float" office:value="1.10921">
                <text:p>1.109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89272">
                <text:p>0.0289272</text:p>
              </table:table-cell>
              <table:table-cell office:value-type="float" office:value="1.11737">
                <text:p>1.117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78298">
                <text:p>0.0278298</text:p>
              </table:table-cell>
              <table:table-cell office:value-type="float" office:value="1.12553">
                <text:p>1.125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67363">
                <text:p>0.0267363</text:p>
              </table:table-cell>
              <table:table-cell office:value-type="float" office:value="1.13368">
                <text:p>1.13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56478">
                <text:p>0.0256478</text:p>
              </table:table-cell>
              <table:table-cell office:value-type="float" office:value="1.14184">
                <text:p>1.14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